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9.955cm" table:align="left"/>
    </style:style>
    <style:style style:name="Tabulka2.A" style:family="table-column">
      <style:table-column-properties style:column-width="3.84cm"/>
    </style:style>
    <style:style style:name="Tabulka2.B" style:family="table-column">
      <style:table-column-properties style:column-width="3.224cm"/>
    </style:style>
    <style:style style:name="Tabulka2.C" style:family="table-column">
      <style:table-column-properties style:column-width="2.891cm"/>
    </style:style>
    <style:style style:name="Tabulka2.A1" style:family="table-cell">
      <style:table-cell-properties style:vertical-align="middle" style:border-line-width="0.002cm 0.004cm 0.002cm" fo:padding="0.049cm" fo:border="0.2pt double #808080"/>
    </style:style>
    <style:style style:name="Tabulka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2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2.C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3" style:family="table">
      <style:table-properties style:width="10.612cm" table:align="left"/>
    </style:style>
    <style:style style:name="Tabulka3.A" style:family="table-column">
      <style:table-column-properties style:column-width="4.147cm"/>
    </style:style>
    <style:style style:name="Tabulka3.B" style:family="table-column">
      <style:table-column-properties style:column-width="3.224cm"/>
    </style:style>
    <style:style style:name="Tabulka3.C" style:family="table-column">
      <style:table-column-properties style:column-width="3.24cm"/>
    </style:style>
    <style:style style:name="Tabulka3.A1" style:family="table-cell">
      <style:table-cell-properties style:vertical-align="middle" style:border-line-width="0.002cm 0.004cm 0.002cm" fo:padding="0.049cm" fo:border="0.2pt double #808080"/>
    </style:style>
    <style:style style:name="Tabulka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3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3.C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4" style:family="table">
      <style:table-properties style:width="15.529cm" table:align="left"/>
    </style:style>
    <style:style style:name="Tabulka4.A" style:family="table-column">
      <style:table-column-properties style:column-width="4.475cm"/>
    </style:style>
    <style:style style:name="Tabulka4.B" style:family="table-column">
      <style:table-column-properties style:column-width="7.814cm"/>
    </style:style>
    <style:style style:name="Tabulka4.C" style:family="table-column">
      <style:table-column-properties style:column-width="3.24cm"/>
    </style:style>
    <style:style style:name="Tabulka4.A1" style:family="table-cell">
      <style:table-cell-properties style:vertical-align="middle" style:border-line-width="0.002cm 0.004cm 0.002cm" fo:padding="0.049cm" fo:border="0.2pt double #808080"/>
    </style:style>
    <style:style style:name="Tabulka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4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1" style:family="table">
      <style:table-properties style:width="14.506cm" table:align="left"/>
    </style:style>
    <style:style style:name="Tabulka1.A" style:family="table-column">
      <style:table-column-properties style:column-width="4.147cm"/>
    </style:style>
    <style:style style:name="Tabulka1.B" style:family="table-column">
      <style:table-column-properties style:column-width="7.119cm"/>
    </style:style>
    <style:style style:name="Tabulka1.C" style:family="table-column">
      <style:table-column-properties style:column-width="3.24cm"/>
    </style:style>
    <style:style style:name="Tabulka1.A1" style:family="table-cell">
      <style:table-cell-properties style:vertical-align="middle" style:border-line-width="0.002cm 0.004cm 0.002cm" fo:padding="0.049cm" fo:border="0.2pt double #808080"/>
    </style:style>
    <style:style style:name="Tabulka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5" style:family="table">
      <style:table-properties style:width="12.943cm" table:align="left"/>
    </style:style>
    <style:style style:name="Tabulka5.A" style:family="table-column">
      <style:table-column-properties style:column-width="4.147cm"/>
    </style:style>
    <style:style style:name="Tabulka5.B" style:family="table-column">
      <style:table-column-properties style:column-width="5.556cm"/>
    </style:style>
    <style:style style:name="Tabulka5.C" style:family="table-column">
      <style:table-column-properties style:column-width="3.24cm"/>
    </style:style>
    <style:style style:name="Tabulka5.A1" style:family="table-cell">
      <style:table-cell-properties style:vertical-align="middle" style:border-line-width="0.002cm 0.004cm 0.002cm" fo:padding="0.049cm" fo:border="0.2pt double #808080"/>
    </style:style>
    <style:style style:name="Tabulka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5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6" style:family="table">
      <style:table-properties style:width="9.035cm" table:align="left"/>
    </style:style>
    <style:style style:name="Tabulka6.A" style:family="table-column">
      <style:table-column-properties style:column-width="3.84cm"/>
    </style:style>
    <style:style style:name="Tabulka6.B" style:family="table-column">
      <style:table-column-properties style:column-width="3.923cm"/>
    </style:style>
    <style:style style:name="Tabulka6.C" style:family="table-column">
      <style:table-column-properties style:column-width="1.272cm"/>
    </style:style>
    <style:style style:name="Tabulka6.A1" style:family="table-cell">
      <style:table-cell-properties style:vertical-align="middle" style:border-line-width="0.002cm 0.004cm 0.002cm" fo:padding="0.049cm" fo:border="0.2pt double #808080"/>
    </style:style>
    <style:style style:name="Tabulka6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6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7" style:family="table">
      <style:table-properties style:width="7.486cm" table:align="left"/>
    </style:style>
    <style:style style:name="Tabulka7.A" style:family="table-column">
      <style:table-column-properties style:column-width="3.84cm"/>
    </style:style>
    <style:style style:name="Tabulka7.B" style:family="table-column">
      <style:table-column-properties style:column-width="3.427cm"/>
    </style:style>
    <style:style style:name="Tabulka7.C" style:family="table-column">
      <style:table-column-properties style:column-width="0.219cm"/>
    </style:style>
    <style:style style:name="Tabulka7.A1" style:family="table-cell">
      <style:table-cell-properties style:vertical-align="middle" style:border-line-width="0.002cm 0.004cm 0.002cm" fo:padding="0.049cm" fo:border="0.2pt double #808080"/>
    </style:style>
    <style:style style:name="Tabulka7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7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8" style:family="table">
      <style:table-properties style:width="13.892cm" table:align="left"/>
    </style:style>
    <style:style style:name="Tabulka8.A" style:family="table-column">
      <style:table-column-properties style:column-width="3.411cm"/>
    </style:style>
    <style:style style:name="Tabulka8.B" style:family="table-column">
      <style:table-column-properties style:column-width="7.378cm"/>
    </style:style>
    <style:style style:name="Tabulka8.C" style:family="table-column">
      <style:table-column-properties style:column-width="3.103cm"/>
    </style:style>
    <style:style style:name="Tabulka8.A1" style:family="table-cell">
      <style:table-cell-properties style:vertical-align="middle" style:border-line-width="0.002cm 0.004cm 0.002cm" fo:padding="0.049cm" fo:border="0.2pt double #808080"/>
    </style:style>
    <style:style style:name="Tabulka8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8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9" style:family="table">
      <style:table-properties style:width="16.94cm" table:align="left"/>
    </style:style>
    <style:style style:name="Tabulka9.A" style:family="table-column">
      <style:table-column-properties style:column-width="3.411cm"/>
    </style:style>
    <style:style style:name="Tabulka9.B" style:family="table-column">
      <style:table-column-properties style:column-width="11.816cm"/>
    </style:style>
    <style:style style:name="Tabulka9.C" style:family="table-column">
      <style:table-column-properties style:column-width="1.713cm"/>
    </style:style>
    <style:style style:name="Tabulka9.A1" style:family="table-cell">
      <style:table-cell-properties style:vertical-align="middle" style:border-line-width="0.002cm 0.004cm 0.002cm" fo:padding="0.049cm" fo:border="0.2pt double #808080"/>
    </style:style>
    <style:style style:name="Tabulka9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9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10" style:family="table">
      <style:table-properties style:width="13.892cm" table:align="left"/>
    </style:style>
    <style:style style:name="Tabulka10.A" style:family="table-column">
      <style:table-column-properties style:column-width="3.411cm"/>
    </style:style>
    <style:style style:name="Tabulka10.B" style:family="table-column">
      <style:table-column-properties style:column-width="7.378cm"/>
    </style:style>
    <style:style style:name="Tabulka10.C" style:family="table-column">
      <style:table-column-properties style:column-width="3.103cm"/>
    </style:style>
    <style:style style:name="Tabulka10.A1" style:family="table-cell">
      <style:table-cell-properties style:vertical-align="middle" style:border-line-width="0.002cm 0.004cm 0.002cm" fo:padding="0.049cm" fo:border="0.2pt double #808080"/>
    </style:style>
    <style:style style:name="Tabulka10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10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ulka11" style:family="table">
      <style:table-properties style:width="7.632cm" table:align="left"/>
    </style:style>
    <style:style style:name="Tabulka11.A" style:family="table-column">
      <style:table-column-properties style:column-width="2.51cm"/>
    </style:style>
    <style:style style:name="Tabulka11.B" style:family="table-column">
      <style:table-column-properties style:column-width="3.639cm"/>
    </style:style>
    <style:style style:name="Tabulka11.C" style:family="table-column">
      <style:table-column-properties style:column-width="1.483cm"/>
    </style:style>
    <style:style style:name="Tabulka11.A1" style:family="table-cell">
      <style:table-cell-properties style:vertical-align="middle" style:border-line-width="0.002cm 0.004cm 0.002cm" fo:padding="0.049cm" fo:border="0.2pt double #808080"/>
    </style:style>
    <style:style style:name="Tabulka1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ulka1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language="cs" fo:country="CZ" officeooo:paragraph-rsid="0005c668" style:font-size-complex="12pt"/>
    </style:style>
    <style:style style:name="P2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font-size="8pt" fo:language="cs" fo:country="CZ" officeooo:rsid="0005c668" officeooo:paragraph-rsid="0005c668" style:font-size-asian="8pt" style:font-size-complex="8pt"/>
    </style:style>
    <style:style style:name="P3" style:family="paragraph" style:parent-style-name="requirement">
      <style:paragraph-properties fo:margin-left="0cm" fo:margin-right="0cm" fo:line-height="150%" fo:text-align="justify" style:justify-single-word="false" fo:text-indent="0cm" style:auto-text-indent="false"/>
      <style:text-properties fo:font-size="8pt" fo:language="cs" fo:country="CZ" officeooo:rsid="0006ff9d" officeooo:paragraph-rsid="0006ff9d" style:font-size-asian="8pt" style:font-size-complex="8pt"/>
    </style:style>
    <style:style style:name="P4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font-size="16pt" fo:font-weight="bold" officeooo:paragraph-rsid="0005c668" style:font-size-asian="16pt" style:font-weight-asian="bold" style:font-size-complex="16pt" style:font-weight-complex="bold"/>
    </style:style>
    <style:style style:name="P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officeooo:paragraph-rsid="0005c668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0000ff" officeooo:paragraph-rsid="0005c668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20pt" officeooo:paragraph-rsid="0005c668" style:font-size-asian="20pt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fo:font-size="20pt" officeooo:paragraph-rsid="0005c668" style:font-size-asian="20pt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20pt" fo:font-weight="bold" officeooo:rsid="0005c668" officeooo:paragraph-rsid="0005c668" style:font-size-asian="20pt" style:font-weight-asian="bold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officeooo:paragraph-rsid="0005c668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officeooo:paragraph-rsid="0005c668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6pt" fo:language="cs" fo:country="CZ" fo:font-weight="bold" officeooo:paragraph-rsid="0005c668" style:font-size-asian="16pt" style:font-weight-asian="bold" style:font-name-complex="Times New Roman" style:font-size-complex="16pt" style:font-weight-complex="bold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language="cs" fo:country="CZ" officeooo:rsid="0005c668" officeooo:paragraph-rsid="0005c668" style:language-asian="cs" style:country-asian="CZ"/>
    </style:style>
    <style:style style:name="P14" style:family="paragraph" style:parent-style-name="level_20_3_20_tex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fo:font-weight="bold" officeooo:paragraph-rsid="0005c668" style:font-size-asian="12pt" style:language-asian="cs" style:country-asian="CZ" style:font-style-asian="normal" style:font-weight-asian="bold" style:font-name-complex="Times New Roman" style:font-size-complex="12pt" style:font-weight-complex="bold"/>
    </style:style>
    <style:style style:name="P15" style:family="paragraph" style:parent-style-name="Heading_20_2">
      <style:text-properties style:font-name="Times New Roman" officeooo:paragraph-rsid="0005c668" style:font-name-complex="Times New Roman"/>
    </style:style>
    <style:style style:name="P16" style:family="paragraph" style:parent-style-name="Heading_20_2">
      <style:text-properties style:font-name="Times New Roman" officeooo:paragraph-rsid="000d7325" style:font-name-complex="Times New Roman"/>
    </style:style>
    <style:style style:name="P17" style:family="paragraph" style:parent-style-name="level_20_4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18" style:family="paragraph" style:parent-style-name="level_20_4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 style:font-size-complex="12pt"/>
    </style:style>
    <style:style style:name="P19" style:family="paragraph" style:parent-style-name="requirement">
      <style:paragraph-properties fo:margin-left="2.54cm" fo:margin-right="0cm" fo:line-height="150%" fo:text-align="justify" style:justify-single-word="false" fo:text-indent="0cm" style:auto-text-indent="false"/>
      <style:text-properties fo:language="cs" fo:country="CZ" officeooo:paragraph-rsid="0005c668" style:font-size-complex="12pt"/>
    </style:style>
    <style:style style:name="P20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officeooo:paragraph-rsid="0005c668"/>
    </style:style>
    <style:style style:name="P21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22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23" style:family="paragraph" style:parent-style-name="level_20_3_20_text">
      <style:paragraph-properties fo:margin-left="2.54cm" fo:margin-right="0cm" fo:line-height="150%" fo:text-align="justify" style:justify-single-word="false" fo:text-indent="0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24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25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11dafa" style:font-name-complex="Times New Roman"/>
    </style:style>
    <style:style style:name="P26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language="cs" fo:country="CZ" fo:font-weight="bold" officeooo:paragraph-rsid="0011dafa" style:font-weight-asian="bold" style:font-name-complex="Times New Roman"/>
    </style:style>
    <style:style style:name="P27" style:family="paragraph" style:parent-style-name="level_20_4">
      <style:paragraph-properties fo:margin-left="2.498cm" fo:margin-right="0cm" fo:line-height="150%" fo:text-align="justify" style:justify-single-word="false" fo:text-indent="0cm" style:auto-text-indent="false"/>
      <style:text-properties officeooo:paragraph-rsid="0005c668"/>
    </style:style>
    <style:style style:name="P28" style:family="paragraph" style:parent-style-name="level_20_3_20_text">
      <style:paragraph-properties fo:margin-left="2.498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fo:font-weight="bold" officeooo:paragraph-rsid="0005c668" style:font-size-asian="12pt" style:language-asian="cs" style:country-asian="CZ" style:font-style-asian="normal" style:font-weight-asian="bold" style:font-name-complex="Times New Roman" style:font-size-complex="12pt" style:font-weight-complex="bold"/>
    </style:style>
    <style:style style:name="P29" style:family="paragraph" style:parent-style-name="level_20_4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05c668" style:font-name-complex="Times New Roman"/>
    </style:style>
    <style:style style:name="P30" style:family="paragraph" style:parent-style-name="level_20_4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language="cs" fo:country="CZ" officeooo:paragraph-rsid="00168c80" style:font-name-complex="Times New Roman"/>
    </style:style>
    <style:style style:name="P31" style:family="paragraph" style:parent-style-name="level_20_4">
      <style:paragraph-properties fo:margin-left="2.54cm" fo:margin-right="0cm" fo:line-height="150%" fo:text-align="justify" style:justify-single-word="false" fo:text-indent="-1.27cm" style:auto-text-indent="false"/>
      <style:text-properties style:font-name="Times New Roman" fo:language="cs" fo:country="CZ" officeooo:paragraph-rsid="0005c668" style:font-name-complex="Times New Roman"/>
    </style:style>
    <style:style style:name="P32" style:family="paragraph" style:parent-style-name="level_20_3_20_text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33" style:family="paragraph" style:parent-style-name="level_20_3_20_text">
      <style:paragraph-properties fo:margin-left="1.545cm" fo:margin-right="0cm" fo:line-height="150%" fo:text-align="justify" style:justify-single-word="false" fo:text-indent="0.614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Table_20_Contents">
      <style:text-properties officeooo:rsid="0011dafa" officeooo:paragraph-rsid="0011dafa"/>
    </style:style>
    <style:style style:name="P36" style:family="paragraph" style:parent-style-name="Table_20_Contents">
      <style:text-properties officeooo:rsid="00123ffe" officeooo:paragraph-rsid="00123ffe"/>
    </style:style>
    <style:style style:name="P37" style:family="paragraph" style:parent-style-name="Default">
      <style:text-properties officeooo:paragraph-rsid="0005c668"/>
    </style:style>
    <style:style style:name="P38" style:family="paragraph" style:parent-style-name="Contents_20_1">
      <style:paragraph-properties>
        <style:tab-stops>
          <style:tab-stop style:position="16.923cm" style:type="right" style:leader-style="dotted" style:leader-text="."/>
        </style:tab-stops>
      </style:paragraph-properties>
      <style:text-properties officeooo:paragraph-rsid="00168c80"/>
    </style:style>
    <style:style style:name="P39" style:family="paragraph" style:parent-style-name="Standard">
      <style:paragraph-properties>
        <style:tab-stops>
          <style:tab-stop style:position="16.923cm" style:type="right" style:leader-style="dotted" style:leader-text="."/>
        </style:tab-stops>
      </style:paragraph-properties>
      <style:text-properties style:font-name="Times New Roman" fo:font-size="12pt" fo:language="cs" fo:country="CZ" fo:font-weight="normal" officeooo:rsid="00168c80" officeooo:paragraph-rsid="00168c80" style:font-size-asian="12pt" style:language-asian="cs" style:country-asian="CZ" style:font-weight-asian="normal" style:font-name-complex="Times New Roman" style:font-size-complex="12pt" style:font-weight-complex="normal"/>
    </style:style>
    <style:style style:name="P40" style:family="paragraph" style:parent-style-name="level_20_3_20_text" style:list-style-name="WW8Num21">
      <style:paragraph-properties fo:line-height="150%" fo:text-align="justify" style:justify-single-word="false"/>
      <style:text-properties officeooo:paragraph-rsid="0005c668"/>
    </style:style>
    <style:style style:name="P41" style:family="paragraph" style:parent-style-name="level_20_3_20_text" style:list-style-name="WW8Num11">
      <style:paragraph-properties fo:line-height="150%" fo:text-align="justify" style:justify-single-word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42" style:family="paragraph" style:parent-style-name="level_20_3_20_text" style:list-style-name="WW8Num41">
      <style:paragraph-properties fo:line-height="150%" fo:text-align="justify" style:justify-single-word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43" style:family="paragraph" style:parent-style-name="level_20_3_20_text" style:list-style-name="WW8Num10">
      <style:paragraph-properties fo:margin-left="2.54cm" fo:margin-right="0cm" fo:line-height="150%" fo:text-align="justify" style:justify-single-word="false" fo:text-indent="-0.635cm" style:auto-text-indent="false">
        <style:tab-stops>
          <style:tab-stop style:position="2.54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4" style:family="paragraph" style:parent-style-name="level_20_3_20_text" style:list-style-name="WW8Num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5" style:family="paragraph" style:parent-style-name="level_20_3_20_text" style:list-style-name="WW8Num2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6" style:family="paragraph" style:parent-style-name="level_20_3_20_text" style:list-style-name="WW8Num19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7" style:family="paragraph" style:parent-style-name="level_20_3_20_text" style:list-style-name="WW8Num43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8" style:family="paragraph" style:parent-style-name="level_20_3_20_text" style:list-style-name="WW8Num2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49" style:family="paragraph" style:parent-style-name="level_20_3_20_text" style:list-style-name="WW8Num8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0" style:family="paragraph" style:parent-style-name="level_20_3_20_text" style:list-style-name="WW8Num30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1" style:family="paragraph" style:parent-style-name="level_20_3_20_text" style:list-style-name="WW8Num44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2" style:family="paragraph" style:parent-style-name="level_20_3_20_text" style:list-style-name="WW8Num20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3" style:family="paragraph" style:parent-style-name="level_20_3_20_text" style:list-style-name="WW8Num26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4" style:family="paragraph" style:parent-style-name="level_20_3_20_text" style:list-style-name="WW8Num1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5" style:family="paragraph" style:parent-style-name="level_20_3_20_text" style:list-style-name="WW8Num2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6" style:family="paragraph" style:parent-style-name="level_20_3_20_text" style:list-style-name="WW8Num19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7" style:family="paragraph" style:parent-style-name="level_20_3_20_text" style:list-style-name="WW8Num1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8" style:family="paragraph" style:parent-style-name="level_20_3_20_text" style:list-style-name="WW8Num2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59" style:family="paragraph" style:parent-style-name="level_20_3_20_text" style:list-style-name="WW8Num3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0" style:family="paragraph" style:parent-style-name="level_20_3_20_text" style:list-style-name="WW8Num32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1" style:family="paragraph" style:parent-style-name="level_20_3_20_text" style:list-style-name="WW8Num44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2" style:family="paragraph" style:parent-style-name="level_20_3_20_text" style:list-style-name="WW8Num26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3" style:family="paragraph" style:parent-style-name="level_20_3_20_text" style:list-style-name="WW8Num1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4" style:family="paragraph" style:parent-style-name="level_20_3_20_text" style:list-style-name="WW8Num1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65" style:family="paragraph" style:parent-style-name="level_20_3_20_text" style:list-style-name="WW8Num42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66" style:family="paragraph" style:parent-style-name="level_20_3_20_text" style:list-style-name="WW8Num35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67" style:family="paragraph" style:parent-style-name="level_20_3_20_text" style:list-style-name="WW8Num28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68" style:family="paragraph" style:parent-style-name="level_20_3_20_text" style:list-style-name="WW8Num6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69" style:family="paragraph" style:parent-style-name="level_20_3_20_text" style:list-style-name="WW8Num37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0" style:family="paragraph" style:parent-style-name="level_20_3_20_text" style:list-style-name="WW8Num31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1" style:family="paragraph" style:parent-style-name="level_20_3_20_text" style:list-style-name="WW8Num45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2" style:family="paragraph" style:parent-style-name="level_20_3_20_text" style:list-style-name="WW8Num35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3" style:family="paragraph" style:parent-style-name="level_20_3_20_text" style:list-style-name="WW8Num28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4" style:family="paragraph" style:parent-style-name="level_20_3_20_text" style:list-style-name="WW8Num37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5" style:family="paragraph" style:parent-style-name="level_20_3_20_text" style:list-style-name="WW8Num3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6" style:family="paragraph" style:parent-style-name="level_20_3_20_text" style:list-style-name="WW8Num45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7" style:family="paragraph" style:parent-style-name="level_20_3_20_text" style:list-style-name="WW8Num1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8" style:family="paragraph" style:parent-style-name="level_20_3_20_text" style:list-style-name="WW8Num41">
      <style:paragraph-properties fo:margin-left="3.175cm" fo:margin-right="0cm" fo:line-height="150%" fo:text-align="justify" style:justify-single-word="false" fo:text-indent="-0.635cm" style:auto-text-indent="false"/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79" style:family="paragraph" style:parent-style-name="level_20_3_20_text" style:list-style-name="WW8Num42">
      <style:paragraph-properties fo:margin-left="3.175cm" fo:margin-right="0cm" fo:line-height="150%" fo:text-align="justify" style:justify-single-word="false" fo:text-indent="-0.635cm" style:auto-text-indent="false">
        <style:tab-stops>
          <style:tab-stop style:position="3.175cm"/>
        </style:tab-stops>
      </style:paragraph-properties>
      <style:text-properties officeooo:paragraph-rsid="0005c668"/>
    </style:style>
    <style:style style:name="P80" style:family="paragraph" style:parent-style-name="level_20_3_20_text" style:list-style-name="WW8Num29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81" style:family="paragraph" style:parent-style-name="level_20_3_20_text" style:list-style-name="WW8Num17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language="cs" fo:country="CZ" fo:font-style="normal" officeooo:paragraph-rsid="0005c668" style:font-size-asian="12pt" style:font-style-asian="normal" style:font-name-complex="Times New Roman" style:font-size-complex="12pt"/>
    </style:style>
    <style:style style:name="P82" style:family="paragraph" style:parent-style-name="level_20_3_20_text" style:list-style-name="WW8Num4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style:font-name="Times New Roman" fo:language="cs" fo:country="CZ" fo:font-style="normal" officeooo:paragraph-rsid="0005c668" style:font-style-asian="normal" style:font-name-complex="Times New Roman"/>
    </style:style>
    <style:style style:name="P83" style:family="paragraph" style:parent-style-name="Text_20_body_20_indent" style:master-page-name="Převést_20_1">
      <style:paragraph-properties fo:margin-left="0cm" fo:margin-right="0cm" fo:text-align="justify" style:justify-single-word="false" fo:text-indent="0cm" style:auto-text-indent="false" style:page-number="auto" fo:break-before="page"/>
      <style:text-properties fo:font-size="16pt" fo:font-weight="bold" officeooo:paragraph-rsid="0005c668" style:font-size-asian="16pt" style:font-weight-asian="bold" style:font-size-complex="16pt" style:font-weight-complex="bold"/>
    </style:style>
    <style:style style:name="P84" style:family="paragraph" style:parent-style-name="Text_20_body_20_indent" style:master-page-name="Index">
      <style:paragraph-properties fo:margin-left="0cm" fo:margin-right="0cm" fo:text-align="justify" style:justify-single-word="false" fo:text-indent="0cm" style:auto-text-indent="false" style:page-number="auto" fo:break-before="page"/>
      <style:text-properties fo:color="#0000ff" officeooo:paragraph-rsid="0005c668"/>
    </style:style>
    <style:style style:name="P8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officeooo:paragraph-rsid="0005c668"/>
    </style:style>
    <style:style style:name="P86" style:family="paragraph" style:parent-style-name="Heading_20_2" style:master-page-name="Převést_20_1">
      <style:paragraph-properties style:page-number="auto" fo:break-before="page"/>
      <style:text-properties style:font-name="Times New Roman" officeooo:paragraph-rsid="0005c668" style:font-name-complex="Times New Roman"/>
    </style:style>
    <style:style style:name="P87" style:family="paragraph" style:parent-style-name="level_20_4" style:list-style-name="WW8Num18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88" style:family="paragraph" style:parent-style-name="level_20_4" style:list-style-name="WW8Num21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89" style:family="paragraph" style:parent-style-name="level_20_4" style:list-style-name="WW8Num36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0" style:family="paragraph" style:parent-style-name="level_20_4" style:list-style-name="WW8Num23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1" style:family="paragraph" style:parent-style-name="level_20_4" style:list-style-name="WW8Num12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2" style:family="paragraph" style:parent-style-name="level_20_4" style:list-style-name="WW8Num34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3" style:family="paragraph" style:parent-style-name="level_20_4" style:list-style-name="WW8Num1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4" style:family="paragraph" style:parent-style-name="level_20_4" style:list-style-name="WW8Num33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5" style:family="paragraph" style:parent-style-name="level_20_4" style:list-style-name="WW8Num2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6" style:family="paragraph" style:parent-style-name="level_20_4" style:list-style-name="WW8Num5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7" style:family="paragraph" style:parent-style-name="level_20_4" style:list-style-name="WW8Num15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8" style:family="paragraph" style:parent-style-name="level_20_4" style:list-style-name="WW8Num7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99" style:family="paragraph" style:parent-style-name="level_20_4" style:list-style-name="WW8Num39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00" style:family="paragraph" style:parent-style-name="level_20_4" style:list-style-name="WW8Num38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01" style:family="paragraph" style:parent-style-name="level_20_4" style:list-style-name="WW8Num9">
      <style:paragraph-properties fo:line-height="150%" fo:text-align="justify" style:justify-single-word="false"/>
      <style:text-properties style:font-name="Times New Roman" fo:language="cs" fo:country="CZ" fo:font-weight="bold" officeooo:paragraph-rsid="0005c668" style:font-weight-asian="bold" style:font-name-complex="Times New Roman"/>
    </style:style>
    <style:style style:name="P102" style:family="paragraph" style:parent-style-name="level_20_4" style:list-style-name="WW8Num23">
      <style:paragraph-properties fo:line-height="150%" fo:text-align="justify" style:justify-single-word="false"/>
      <style:text-properties officeooo:paragraph-rsid="0005c668"/>
    </style:style>
    <style:style style:name="P103" style:family="paragraph" style:parent-style-name="level_20_4" style:list-style-name="WW8Num5">
      <style:paragraph-properties fo:line-height="150%" fo:text-align="justify" style:justify-single-word="false"/>
      <style:text-properties officeooo:paragraph-rsid="0005c668"/>
    </style:style>
    <style:style style:name="P104" style:family="paragraph" style:parent-style-name="level_20_4" style:list-style-name="WW8Num7">
      <style:paragraph-properties fo:line-height="150%" fo:text-align="justify" style:justify-single-word="false"/>
      <style:text-properties officeooo:paragraph-rsid="0005c668"/>
    </style:style>
    <style:style style:name="P105" style:family="paragraph" style:parent-style-name="level_20_4" style:list-style-name="WW8Num39">
      <style:paragraph-properties fo:line-height="150%" fo:text-align="justify" style:justify-single-word="false"/>
      <style:text-properties officeooo:paragraph-rsid="0005c668"/>
    </style:style>
    <style:style style:name="P106" style:family="paragraph" style:parent-style-name="level_20_4" style:list-style-name="WW8Num38">
      <style:paragraph-properties fo:line-height="150%" fo:text-align="justify" style:justify-single-word="false"/>
      <style:text-properties officeooo:paragraph-rsid="0005c668"/>
    </style:style>
    <style:style style:name="P107" style:family="paragraph" style:parent-style-name="level_20_4" style:list-style-name="WW8Num9">
      <style:paragraph-properties fo:line-height="150%" fo:text-align="justify" style:justify-single-word="false"/>
      <style:text-properties officeooo:paragraph-rsid="0005c668"/>
    </style:style>
    <style:style style:name="P108" style:family="paragraph" style:parent-style-name="level_20_4" style:list-style-name="WW8Num23">
      <style:paragraph-properties fo:margin-left="2.54cm" fo:margin-right="0cm" fo:line-height="150%" fo:text-align="justify" style:justify-single-word="false" fo:text-indent="-1.27cm" style:auto-text-indent="false"/>
      <style:text-properties officeooo:paragraph-rsid="0005c668"/>
    </style:style>
    <style:style style:name="P109" style:family="paragraph" style:parent-style-name="level_20_4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language="cs" fo:country="CZ" fo:font-weight="bold" officeooo:paragraph-rsid="00168c80" style:font-weight-asian="bold" style:font-name-complex="Times New Roman"/>
    </style:style>
    <style:style style:name="P110" style:family="paragraph" style:parent-style-name="level_20_4" style:list-style-name="WW8Num7">
      <style:paragraph-properties fo:line-height="150%" fo:text-align="justify" style:justify-single-word="false" fo:break-before="page"/>
      <style:text-properties officeooo:paragraph-rsid="0005c668"/>
    </style:style>
    <style:style style:name="P111" style:family="paragraph" style:parent-style-name="requirement" style:list-style-name="WW8Num21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112" style:family="paragraph" style:parent-style-name="requirement" style:list-style-name="WW8Num36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113" style:family="paragraph" style:parent-style-name="requirement" style:list-style-name="WW8Num12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114" style:family="paragraph" style:parent-style-name="requirement" style:list-style-name="WW8Num1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115" style:family="paragraph" style:parent-style-name="requirement" style:list-style-name="WW8Num2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P116" style:family="paragraph" style:parent-style-name="requirement" style:list-style-name="WW8Num5">
      <style:paragraph-properties fo:line-height="150%" fo:text-align="justify" style:justify-single-word="false"/>
      <style:text-properties fo:language="cs" fo:country="CZ" fo:font-weight="bold" officeooo:paragraph-rsid="0005c668" style:font-weight-asian="bold" style:font-size-complex="12pt"/>
    </style:style>
    <style:style style:name="T1" style:family="text">
      <style:text-properties fo:color="#0000ff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language="cs" fo:country="CZ" officeooo:rsid="0005c668" style:language-asian="cs" style:country-asian="CZ"/>
    </style:style>
    <style:style style:name="T4" style:family="text">
      <style:text-properties style:font-name="Times New Roman" fo:font-size="12pt" fo:language="cs" fo:country="CZ" fo:font-style="normal" fo:font-weight="bold" style:font-size-asian="12pt" style:font-style-asian="normal" style:font-weight-asian="bold" style:font-name-complex="Times New Roman" style:font-size-complex="12pt"/>
    </style:style>
    <style:style style:name="T5" style:family="text">
      <style:text-properties style:font-name="Times New Roman" fo:font-size="12pt" fo:language="cs" fo:country="CZ" fo:font-style="normal" style:font-size-asian="12pt" style:font-style-asian="normal" style:font-name-complex="Times New Roman" style:font-size-complex="12pt"/>
    </style:style>
    <style:style style:name="T6" style:family="text">
      <style:text-properties style:font-name="Times New Roman" fo:font-size="12pt" fo:language="cs" fo:country="CZ" fo:font-weight="normal" officeooo:rsid="00168c80" style:font-size-asian="12pt" style:language-asian="cs" style:country-asian="CZ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language="cs" fo:country="CZ" style:font-name-complex="Times New Roman"/>
    </style:style>
    <style:style style:name="T8" style:family="text">
      <style:text-properties style:font-name="Times New Roman" fo:language="cs" fo:country="CZ" style:font-name-complex="Times New Roman" style:font-size-complex="12pt"/>
    </style:style>
    <style:style style:name="T9" style:family="text">
      <style:text-properties style:font-name="Times New Roman" fo:language="cs" fo:country="CZ" fo:font-weight="bold" style:font-weight-asian="bold" style:font-name-complex="Times New Roman"/>
    </style:style>
    <style:style style:name="T10" style:family="text">
      <style:text-properties style:font-name="Times New Roman" fo:language="cs" fo:country="CZ" fo:font-style="normal" style:font-style-asian="normal" style:font-name-complex="Times New Roman"/>
    </style:style>
    <style:style style:name="T11" style:family="text">
      <style:text-properties officeooo:rsid="0005c668"/>
    </style:style>
    <style:style style:name="T12" style:family="text">
      <style:text-properties officeooo:rsid="000c28d2"/>
    </style:style>
    <style:style style:name="T13" style:family="text">
      <style:text-properties officeooo:rsid="001606db"/>
    </style:style>
    <style:style style:name="T14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8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Zápočtová úloha z předmětu KIV/ZSWI</text:p>
      <text:p text:style-name="P8"/>
      <text:p text:style-name="P8"/>
      <text:p text:style-name="P9">Testování – Selenium IDE</text:p>
      <text:p text:style-name="P85"><text:span text:style-name="T14">Software pro snadnou orientaci ve studijních programech FAV</text:span></text:p>
      <text:p text:style-name="P11"/>
      <text:p text:style-name="P11"/>
      <text:p text:style-name="P11"/>
      <text:p text:style-name="P6">&lt; Datum odevzdání &gt;</text:p>
      <text:p text:style-name="P11"/>
      <text:p text:style-name="P11"/>
      <text:p text:style-name="P11"/>
      <text:p text:style-name="P37">Tým: <text:span text:style-name="T1"><text:s/></text:span><text:s/><text:span text:style-name="T2">H-B-N</text:span></text:p>
      <text:p text:style-name="P11"/>
      <text:p text:style-name="P11">Členové:</text:p>
      <text:p text:style-name="P10">Klára Hlaváčová<text:tab/><text:tab/><text:a xlink:type="simple" xlink:href="mailto:hlavac06@students.zcu.cz"><text:span text:style-name="Internet_20_link">hlavac06@students.zcu.cz</text:span></text:a> </text:p>
      <text:p text:style-name="P10">Jan Baxa<text:tab/><text:tab/><text:a xlink:type="simple" xlink:href="mailto:baxajan@students.zcu.cz"><text:span text:style-name="Internet_20_link">baxajan@students.zcu.cz</text:span></text:a> </text:p>
      <text:p text:style-name="P10">Jan Samek<text:tab/><text:tab/><text:a xlink:type="simple" xlink:href="mailto:Samcza@students.zcu.cz"><text:span text:style-name="Internet_20_link">Samcza@students.zcu.cz</text:span></text:a><text:span text:style-name="null"> </text:span></text:p>
      <text:p text:style-name="P10">Petr Neužil<text:tab/><text:tab/><text:a xlink:type="simple" xlink:href="mailto:syberij@students.zcu.cz"><text:span text:style-name="Internet_20_link">syberij@students.zcu.cz</text:span></text:a></text:p>
      <text:p text:style-name="P4"/>
      <text:p text:style-name="P12"/>
      <text:p text:style-name="P12"/>
      <text:p text:style-name="P13"/>
      <text:p text:style-name="P83">Obsah</text:p>
      <text:p text:style-name="P38"><text:span text:style-name="T3">Testování</text:span><text:span text:style-name="T6"> – Scénáře užití<text:tab/></text:span></text:p>
      <text:p text:style-name="P39">UC1 – Vybrat typ a formu studia<text:tab/></text:p>
      <text:p text:style-name="P39">UC2 – Vyhledat klíčové slovo/oblast<text:tab/></text:p>
      <text:p text:style-name="P39">UC3 – Vybrat oblast ze zadaného seznamu<text:tab/></text:p>
      <text:p text:style-name="P39">UC4 – Zobrazit/aktualizovat oblast v seznamu vybraných oblastí<text:tab/></text:p>
      <text:p text:style-name="P39">UC5 – Odstranit oblast ze seznamu vybraných oblastí<text:tab/></text:p>
      <text:p text:style-name="P39">UC6 – Ohodnotit vybraná klíčová slova a oblast<text:tab/></text:p>
      <text:p text:style-name="P39">UC7 – Zobrazit vizualizaci<text:tab/></text:p>
      <text:p text:style-name="P39">UC8 – Zobrazit detail oboru<text:tab/></text:p>
      <text:p text:style-name="P39">UC9 – Sdílet graf na sociálních sítích<text:tab/></text:p>
      <text:p text:style-name="P39">UC10 – Přihlásit se do administračního rozhraní<text:tab/></text:p>
      <text:p text:style-name="P39">UC11 – Zobrazit přehled (oborů/klíčových slov/oblastí)<text:tab/></text:p>
      <text:p text:style-name="P39">UC12 – Spravovat klíčová slova<text:tab/></text:p>
      <text:p text:style-name="P39">UC13 – Spravovat oblasti<text:tab/></text:p>
      <text:p text:style-name="P39">UC14 – Spravovat obory<text:tab/></text:p>
      <text:p text:style-name="P39">UC16 – Změnit heslo<text:tab/></text:p>
      <text:p text:style-name="P86">UC1 – Vybrat typ a formu studia</text:p>
      <text:list xml:id="list7288014400603005425" text:style-name="WW8Num18">
        <text:list-item>
          <text:list>
            <text:list-item>
              <text:list>
                <text:list-item>
                  <text:p text:style-name="P87">Popis</text:p>
                </text:list-item>
              </text:list>
            </text:list-item>
          </text:list>
        </text:list-item>
      </text:list>
      <text:p text:style-name="P17">Výběr typu a formy studia z rozbalovacího seznamu.</text:p>
      <text:list xml:id="list144835815156366" text:continue-numbering="true" text:style-name="WW8Num18">
        <text:list-item>
          <text:list>
            <text:list-item>
              <text:list>
                <text:list-item>
                  <text:p text:style-name="P87">Aktéři</text:p>
                </text:list-item>
              </text:list>
            </text:list-item>
          </text:list>
        </text:list-item>
      </text:list>
      <text:p text:style-name="P24">Uchazeč; Aplikace</text:p>
      <text:list xml:id="list144835816177903" text:continue-numbering="true" text:style-name="WW8Num18">
        <text:list-item>
          <text:list>
            <text:list-item>
              <text:list>
                <text:list-item>
                  <text:p text:style-name="P87">Podmínky pro spuštění</text:p>
                </text:list-item>
              </text:list>
            </text:list-item>
          </text:list>
        </text:list-item>
      </text:list>
      <text:p text:style-name="P29"><text:tab/>Žádné</text:p>
      <text:list xml:id="list144835816169604" text:continue-numbering="true" text:style-name="WW8Num18">
        <text:list-item>
          <text:list>
            <text:list-item>
              <text:list>
                <text:list-item>
                  <text:p text:style-name="P87">Základní tok</text:p>
                </text:list-item>
              </text:list>
            </text:list-item>
          </text:list>
        </text:list-item>
      </text:list>
      <text:list xml:id="list2817768324079714273" text:style-name="WW8Num10">
        <text:list-item>
          <text:p text:style-name="P43">Uživatel vybere ze seznamu formu (Prezentační, Kombinovaná, obě).</text:p>
        </text:list-item>
        <text:list-item>
          <text:p text:style-name="P43">Uživatel vybere ze seznamu typ studia (Bakalářské, Navazující, Doktorské).</text:p>
        </text:list-item>
        <text:list-item>
          <text:p text:style-name="P43">Aplikace načte oblasti filtrované podle zvolené formy a typu studia.</text:p>
        </text:list-item>
        <text:list-item>
          <text:p text:style-name="P43">Zobrazí se formulář pro výběr klíčových slov/oblastí.</text:p>
        </text:list-item>
      </text:list>
      <text:list xml:id="list144835818171852" text:continue-list="list144835816169604" text:style-name="WW8Num18">
        <text:list-item>
          <text:list>
            <text:list-item>
              <text:list>
                <text:list-item>
                  <text:p text:style-name="P87">Podmínky pro dokončení</text:p>
                </text:list-item>
              </text:list>
            </text:list-item>
          </text:list>
        </text:list-item>
      </text:list>
      <text:p text:style-name="P19">Je vybrána forma i typ studia.</text:p>
      <text:p text:style-name="P1"/>
      <table:table table:name="Tabulka2" table:style-name="Tabulka2">
        <table:table-column table:style-name="Tabulka2.A"/>
        <table:table-column table:style-name="Tabulka2.B"/>
        <table:table-column table:style-name="Tabulka2.C"/>
        <table:table-header-rows>
          <table:table-row>
            <table:table-cell table:style-name="Tabulka2.A1" table:number-columns-spanned="3" office:value-type="string">
              <text:p text:style-name="P36">UC1</text:p>
            </table:table-cell>
            <table:covered-table-cell/>
            <table:covered-table-cell/>
          </table:table-row>
        </table:table-header-rows>
        <table:table-row>
          <table:table-cell table:style-name="Tabulka2.A2" office:value-type="string">
            <text:p text:style-name="Table_20_Contents">open</text:p>
          </table:table-cell>
          <table:table-cell table:style-name="Tabulka2.A2" office:value-type="string">
            <text:p text:style-name="Table_20_Contents">/</text:p>
          </table:table-cell>
          <table:table-cell table:style-name="Tabulka2.C2" office:value-type="string">
            <text:p text:style-name="P34"/>
          </table:table-cell>
        </table:table-row>
        <table:table-row>
          <table:table-cell table:style-name="Tabulka2.A2" office:value-type="string">
            <text:p text:style-name="Table_20_Contents">select</text:p>
          </table:table-cell>
          <table:table-cell table:style-name="Tabulka2.A2" office:value-type="string">
            <text:p text:style-name="Table_20_Contents">id=forma_studia</text:p>
          </table:table-cell>
          <table:table-cell table:style-name="Tabulka2.C2" office:value-type="string">
            <text:p text:style-name="Table_20_Contents">label=Prezenční</text:p>
          </table:table-cell>
        </table:table-row>
        <table:table-row>
          <table:table-cell table:style-name="Tabulka2.A2" office:value-type="string">
            <text:p text:style-name="Table_20_Contents">click</text:p>
          </table:table-cell>
          <table:table-cell table:style-name="Tabulka2.A2" office:value-type="string">
            <text:p text:style-name="Table_20_Contents">id=F_1</text:p>
          </table:table-cell>
          <table:table-cell table:style-name="Tabulka2.C2" office:value-type="string">
            <text:p text:style-name="P34"/>
          </table:table-cell>
        </table:table-row>
        <table:table-row>
          <table:table-cell table:style-name="Tabulka2.A2" office:value-type="string">
            <text:p text:style-name="Table_20_Contents">verifyElementPresent</text:p>
          </table:table-cell>
          <table:table-cell table:style-name="Tabulka2.A2" office:value-type="string">
            <text:p text:style-name="Table_20_Contents">id=zvolena_oblast</text:p>
          </table:table-cell>
          <table:table-cell table:style-name="Tabulka2.C5" office:value-type="string">
            <text:p text:style-name="P34"/>
          </table:table-cell>
        </table:table-row>
      </table:table>
      <text:p text:style-name="P1"/>
      <text:p text:style-name="P15"><text:bookmark-start text:name="__RefHeading___Toc416362124"/>UC2 – Vyhledat klíčové slovo/oblast !!!<text:span text:style-name="T11">ZRUŠENO!!!</text:span><text:bookmark-end text:name="__RefHeading___Toc416362124"/></text:p>
      <text:list xml:id="list6673661449429756265" text:style-name="WW8Num21">
        <text:list-item>
          <text:list>
            <text:list-item>
              <text:list>
                <text:list-item>
                  <text:p text:style-name="P88">Popis</text:p>
                </text:list-item>
              </text:list>
            </text:list-item>
          </text:list>
        </text:list-item>
      </text:list>
      <text:p text:style-name="P17">Vyhledávání klíčového slova nebo oblasti z dostupných klíčových slov/oblastí.</text:p>
      <text:list xml:id="list144835826171020" text:continue-numbering="true" text:style-name="WW8Num21">
        <text:list-item>
          <text:list>
            <text:list-item>
              <text:list>
                <text:list-item>
                  <text:p text:style-name="P88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Aplikace</text:span></text:p>
      <text:list xml:id="list144835827161651" text:continue-numbering="true" text:style-name="WW8Num21">
        <text:list-item>
          <text:list>
            <text:list-item>
              <text:list>
                <text:list-item>
                  <text:p text:style-name="P88">Podmínky pro spuštění</text:p>
                </text:list-item>
              </text:list>
            </text:list-item>
          </text:list>
        </text:list-item>
      </text:list>
      <text:p text:style-name="P29"><text:soft-page-break/><text:tab/>Splněn UC1.</text:p>
      <text:list xml:id="list144835828158589" text:continue-numbering="true" text:style-name="WW8Num21">
        <text:list-item>
          <text:list>
            <text:list-item>
              <text:list>
                <text:list-item>
                  <text:p text:style-name="P88">Základní tok</text:p>
                </text:list-item>
              </text:list>
            </text:list-item>
          </text:list>
        </text:list-item>
      </text:list>
      <text:list xml:id="list1445662752347679628" text:style-name="WW8Num4">
        <text:list-item>
          <text:p text:style-name="P44">Uživatel začne psát text do textového pole. </text:p>
        </text:list-item>
        <text:list-item>
          <text:p text:style-name="P44">Aplikace zobrazí nalezená <text:s/>klíčová slova/oblasti ve formě našeptávače. </text:p>
        </text:list-item>
        <text:list-item>
          <text:p text:style-name="P44">Uživatel si kliknutím vybere dané slovo z nabízených možností.</text:p>
        </text:list-item>
        <text:list-item>
          <text:p text:style-name="P44">Vybraný vstup se vloží do vstupního textového pole.</text:p>
        </text:list-item>
        <text:list-item>
          <text:p text:style-name="P44">Uživatel výběr potvrdí kliknutím na tlačítko.</text:p>
        </text:list-item>
        <text:list-item>
          <text:p text:style-name="P44">Provede se UC4.</text:p>
        </text:list-item>
      </text:list>
      <text:list xml:id="list144835831183052" text:continue-list="list144835828158589" text:style-name="WW8Num21">
        <text:list-item>
          <text:list>
            <text:list-item>
              <text:list>
                <text:list-item>
                  <text:p text:style-name="P40"><text:span text:style-name="T4">Alternativní tok </text:span><text:span text:style-name="T5">(zadaný vstup není nalezen v databázi)</text:span></text:p>
                </text:list-item>
              </text:list>
            </text:list-item>
          </text:list>
        </text:list-item>
      </text:list>
      <text:p text:style-name="P32">2.1. Aplikace zobrazí upozornění, že vstup nebyl nalezen.</text:p>
      <text:list xml:id="list144835832151048" text:continue-numbering="true" text:style-name="WW8Num21">
        <text:list-item>
          <text:list>
            <text:list-item>
              <text:list>
                <text:list-item>
                  <text:p text:style-name="P111">Podmínky pro dokončení</text:p>
                </text:list-item>
              </text:list>
            </text:list-item>
          </text:list>
        </text:list-item>
      </text:list>
      <text:p text:style-name="P19">Klíčové slovo/oblast je nalezeno a je úspěšně ukončen UC4.</text:p>
      <text:p text:style-name="P19"/>
      <text:p text:style-name="P19"/>
      <text:p text:style-name="P19"/>
      <text:p text:style-name="P19"/>
      <text:p text:style-name="P19"/>
      <text:p text:style-name="P15"><text:bookmark-start text:name="__RefHeading___Toc416362125"/>UC3 – Vybrat oblast ze zadaného seznamu !!!<text:span text:style-name="T11">SPOJENO S UC4!!!</text:span><text:bookmark-end text:name="__RefHeading___Toc416362125"/></text:p>
      <text:list xml:id="list4494515927879557397" text:style-name="WW8Num36">
        <text:list-item>
          <text:list>
            <text:list-item>
              <text:list>
                <text:list-item>
                  <text:p text:style-name="P89">Popis</text:p>
                </text:list-item>
              </text:list>
            </text:list-item>
          </text:list>
        </text:list-item>
      </text:list>
      <text:p text:style-name="P18">Vybrání oblasti (např. matematika, fyzika, informatika, …) z nabízeného seznamu.</text:p>
      <text:list xml:id="list144835835172556" text:continue-numbering="true" text:style-name="WW8Num36">
        <text:list-item>
          <text:list>
            <text:list-item>
              <text:list>
                <text:list-item>
                  <text:p text:style-name="P89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Aplikace</text:span></text:p>
      <text:list xml:id="list144835836166215" text:continue-numbering="true" text:style-name="WW8Num36">
        <text:list-item>
          <text:list>
            <text:list-item>
              <text:list>
                <text:list-item>
                  <text:p text:style-name="P89">Podmínky pro spuštění</text:p>
                </text:list-item>
              </text:list>
            </text:list-item>
          </text:list>
        </text:list-item>
      </text:list>
      <text:p text:style-name="P29"><text:tab/>Splněn UC1.</text:p>
      <text:list xml:id="list144835838162613" text:continue-numbering="true" text:style-name="WW8Num36">
        <text:list-item>
          <text:list>
            <text:list-item>
              <text:list>
                <text:list-item>
                  <text:p text:style-name="P89">Základní tok</text:p>
                </text:list-item>
              </text:list>
            </text:list-item>
          </text:list>
        </text:list-item>
      </text:list>
      <text:list xml:id="list2271671993261307648" text:style-name="WW8Num24">
        <text:list-item>
          <text:p text:style-name="P45">Uživatel vybere jednu oblast z rozbalovacího seznamu. </text:p>
        </text:list-item>
        <text:list-item>
          <text:p text:style-name="P55">Uživatel svůj výběr potvrdí kliknutím na tlačítko.</text:p>
        </text:list-item>
        <text:list-item>
          <text:p text:style-name="P55">Provede se UC4.</text:p>
        </text:list-item>
      </text:list>
      <text:list xml:id="list144835840162366" text:continue-list="list144835838162613" text:style-name="WW8Num36">
        <text:list-item>
          <text:list>
            <text:list-item>
              <text:list>
                <text:list-item>
                  <text:p text:style-name="P112">Podmínky pro dokončení</text:p>
                </text:list-item>
              </text:list>
            </text:list-item>
          </text:list>
        </text:list-item>
      </text:list>
      <text:p text:style-name="P19">Je vybrána oblast ze seznamu a je úspěšně ukončen UC4.<text:tab/></text:p>
      <text:p text:style-name="P15"><text:bookmark-start text:name="__RefHeading___Toc416362126"/><text:soft-page-break/>UC4 – Zobrazit/aktualizovat oblast v seznamu vybraných oblastí <text:bookmark-end text:name="__RefHeading___Toc416362126"/></text:p>
      <text:list xml:id="list2489506825316179522" text:style-name="WW8Num23">
        <text:list-item>
          <text:list>
            <text:list-item>
              <text:list>
                <text:list-item>
                  <text:p text:style-name="P90">Popis</text:p>
                </text:list-item>
              </text:list>
            </text:list-item>
          </text:list>
        </text:list-item>
      </text:list>
      <text:p text:style-name="P18">Vybraná oblast nebo oblast, do které patří zvolené klíčové slovo se zobrazí nebo aktualizuje v seznamu již zvolených oblastí, který je zobrazen (resp. se po akci zobrazí) níže pod vstupním formulářem.</text:p>
      <text:list xml:id="list144835842154523" text:continue-numbering="true" text:style-name="WW8Num23">
        <text:list-item>
          <text:list>
            <text:list-item>
              <text:list>
                <text:list-item>
                  <text:p text:style-name="P90">Aktéři</text:p>
                </text:list-item>
              </text:list>
            </text:list-item>
          </text:list>
        </text:list-item>
      </text:list>
      <text:p text:style-name="P25">Aplikace</text:p>
      <text:p text:style-name="P26">Podmínky pro spuštění</text:p>
      <text:p text:style-name="P29"><text:tab/>Splněn UC1 a UC2 (nebo UC3).</text:p>
      <text:list xml:id="list144835844181579" text:continue-numbering="true" text:style-name="WW8Num23">
        <text:list-item>
          <text:list>
            <text:list-item>
              <text:list>
                <text:list-item>
                  <text:p text:style-name="P102"><text:span text:style-name="T9">Základní tok </text:span><text:span text:style-name="T7">(uživatel vybral oblast ze seznamu)</text:span></text:p>
                </text:list-item>
              </text:list>
            </text:list-item>
          </text:list>
        </text:list-item>
      </text:list>
      <text:list xml:id="list4444860464047396341" text:style-name="WW8Num19">
        <text:list-item>
          <text:p text:style-name="P46">Aplikace zobrazí uživatelem vybranou oblast v seznamu vybraných oblastí.</text:p>
        </text:list-item>
        <text:list-item>
          <text:p text:style-name="P56">Aplikace zobrazí příslušná klíčová slova pod oblastí.</text:p>
        </text:list-item>
        <text:list-item>
          <text:p text:style-name="P56">Aplikace zobrazí obory, které souvisí s oblastí (tj. obory, které obsahují klíčová slova z oblasti s prioritou větší nebo rovnou než tři (hodnota 0.5)) pod klíčovými slovy.</text:p>
        </text:list-item>
        <text:list-item>
          <text:p text:style-name="P56">Aplikace nastaví hodnocení u oblasti na stupeň 3 („nevadí mi“).</text:p>
        </text:list-item>
        <text:list-item>
          <text:p text:style-name="P56">Aplikace nastaví hodnocení u klíčových slov na stupeň 3 („nevadí mi“).</text:p>
        </text:list-item>
        <text:list-item>
          <text:p text:style-name="P56">Aplikace zobrazí text s informací, že byla oblast přidána.</text:p>
        </text:list-item>
      </text:list>
      <text:list xml:id="list144835847172887" text:continue-list="list144835844181579" text:style-name="WW8Num23">
        <text:list-item>
          <text:list>
            <text:list-item>
              <text:list>
                <text:list-item>
                  <text:p text:style-name="P102"><text:span text:style-name="T9">Alternativní tok <text:s/>1 </text:span><text:span text:style-name="T7">(uživatel vyhledáváním vybral klíčové slovo)</text:span></text:p>
                </text:list-item>
              </text:list>
            </text:list-item>
          </text:list>
        </text:list-item>
      </text:list>
      <text:list xml:id="list834327964919451703" text:style-name="WW8Num43">
        <text:list-item>
          <text:p text:style-name="P47">Aplikace najde oblast, ke které klíčové slovo patří.</text:p>
        </text:list-item>
        <text:list-item>
          <text:p text:style-name="P47">Kroky 1 – 4 základního toku.</text:p>
        </text:list-item>
        <text:list-item>
          <text:p text:style-name="P47">Aplikace nastaví hodnocení u klíčových slov (u všech kromě vybraného) na stupeň 3 („nevadí mi“). </text:p>
        </text:list-item>
        <text:list-item>
          <text:p text:style-name="P47">Aplikace nastaví hodnocení u vybraného klíčového slova na 5 („ano“).</text:p>
        </text:list-item>
      </text:list>
      <text:list xml:id="list144835850174733" text:continue-list="list144835847172887" text:style-name="WW8Num23">
        <text:list-item>
          <text:list>
            <text:list-item>
              <text:list>
                <text:list-item>
                  <text:p text:style-name="P102"><text:span text:style-name="T9">Alternativní tok <text:s/>2 </text:span><text:span text:style-name="T7">(uživatel vyhledáváním vybral oblast)</text:span></text:p>
                </text:list-item>
              </text:list>
            </text:list-item>
          </text:list>
        </text:list-item>
      </text:list>
      <text:list xml:id="list8831433822335896569" text:style-name="WW8Num14">
        <text:list-item>
          <text:p text:style-name="P57">Kroky 1 – 3 základního toku.</text:p>
        </text:list-item>
        <text:list-item>
          <text:p text:style-name="P57">Aplikace nastaví hodnocení u oblasti na stupeň 5 („ano“).</text:p>
        </text:list-item>
        <text:list-item>
          <text:p text:style-name="P57">Aplikace nastaví hodnocení u klíčových slov na stupeň 5 („ano“).</text:p>
        </text:list-item>
      </text:list>
      <text:list xml:id="list144835852170191" text:continue-list="list144835850174733" text:style-name="WW8Num23">
        <text:list-item>
          <text:list>
            <text:list-item>
              <text:list>
                <text:list-item>
                  <text:p text:style-name="P108"><text:span text:style-name="T9">Alternativní tok <text:s/>3 </text:span><text:span text:style-name="T7">(uživatel vybral vyhledáváním klíčové slovo, ale oblast je již zobrazena)</text:span></text:p>
                </text:list-item>
              </text:list>
            </text:list-item>
          </text:list>
        </text:list-item>
      </text:list>
      <text:list xml:id="list7213082579878571695" text:style-name="WW8Num27">
        <text:list-item>
          <text:p text:style-name="P48"><text:soft-page-break/>Krok 1 alternativního toku 1.</text:p>
        </text:list-item>
        <text:list-item>
          <text:p text:style-name="P58">Krok 4 alternativního toku 1.</text:p>
        </text:list-item>
      </text:list>
      <text:list xml:id="list144835854182925" text:continue-list="list144835852170191" text:style-name="WW8Num23">
        <text:list-item>
          <text:list>
            <text:list-item>
              <text:list>
                <text:list-item>
                  <text:p text:style-name="P108"><text:span text:style-name="T9">Alternativní tok 4 </text:span><text:span text:style-name="T7">(uživatel vybral vyhledáváním oblast, ale oblast je již zobrazena)</text:span></text:p>
                </text:list-item>
              </text:list>
            </text:list-item>
          </text:list>
        </text:list-item>
      </text:list>
      <text:list xml:id="list2702452572929922050" text:style-name="WW8Num8">
        <text:list-item>
          <text:p text:style-name="P49">Krok 2 alternativního toku 2.</text:p>
        </text:list-item>
      </text:list>
      <text:list xml:id="list144835856157497" text:continue-list="list144835854182925" text:style-name="WW8Num23">
        <text:list-item>
          <text:list>
            <text:list-item>
              <text:list>
                <text:list-item>
                  <text:p text:style-name="P108"><text:span text:style-name="T9">Alternativní tok 5 </text:span><text:span text:style-name="T7">(uživatel vybral ze seznamu oblast, ale oblast je již ve zobrazena)</text:span></text:p>
                </text:list-item>
              </text:list>
            </text:list-item>
          </text:list>
        </text:list-item>
      </text:list>
      <text:list xml:id="list8244577119015559210" text:style-name="WW8Num30">
        <text:list-item>
          <text:p text:style-name="P50">Zobrazí se text s upozorněním.</text:p>
        </text:list-item>
      </text:list>
      <text:list xml:id="list144835857181552" text:continue-list="list144835856157497" text:style-name="WW8Num23">
        <text:list-item>
          <text:list>
            <text:list-item>
              <text:list>
                <text:list-item>
                  <text:p text:style-name="P90">Podmínky pro dokončení</text:p>
                </text:list-item>
              </text:list>
            </text:list-item>
          </text:list>
        </text:list-item>
      </text:list>
      <text:p text:style-name="P19">Oblast se úspěšně zobrazí.<text:tab/></text:p>
      <text:p text:style-name="P2"/>
      <table:table table:name="Tabulka3" table:style-name="Tabulka3">
        <table:table-column table:style-name="Tabulka3.A"/>
        <table:table-column table:style-name="Tabulka3.B"/>
        <table:table-column table:style-name="Tabulka3.C"/>
        <table:table-header-rows>
          <table:table-row>
            <table:table-cell table:style-name="Tabulka3.A1" table:number-columns-spanned="3" office:value-type="string">
              <text:p text:style-name="P35">UC3+4</text:p>
            </table:table-cell>
            <table:covered-table-cell/>
            <table:covered-table-cell/>
          </table:table-row>
        </table:table-header-rows>
        <table:table-row>
          <table:table-cell table:style-name="Tabulka3.A2" office:value-type="string">
            <text:p text:style-name="Table_20_Contents">open</text:p>
          </table:table-cell>
          <table:table-cell table:style-name="Tabulka3.A2" office:value-type="string">
            <text:p text:style-name="Table_20_Contents">/</text:p>
          </table:table-cell>
          <table:table-cell table:style-name="Tabulka3.C2" office:value-type="string">
            <text:p text:style-name="P34"/>
          </table:table-cell>
        </table:table-row>
        <table:table-row>
          <table:table-cell table:style-name="Tabulka3.A2" office:value-type="string">
            <text:p text:style-name="Table_20_Contents">select</text:p>
          </table:table-cell>
          <table:table-cell table:style-name="Tabulka3.A2" office:value-type="string">
            <text:p text:style-name="Table_20_Contents">id=forma_studia</text:p>
          </table:table-cell>
          <table:table-cell table:style-name="Tabulka3.C2" office:value-type="string">
            <text:p text:style-name="Table_20_Contents">label=Prezenční</text:p>
          </table:table-cell>
        </table:table-row>
        <table:table-row>
          <table:table-cell table:style-name="Tabulka3.A2" office:value-type="string">
            <text:p text:style-name="Table_20_Contents">waitForElementPresent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P34"/>
          </table:table-cell>
        </table:table-row>
        <table:table-row>
          <table:table-cell table:style-name="Tabulka3.A2" office:value-type="string">
            <text:p text:style-name="Table_20_Contents">click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Table_20_Contents">label=Informatika</text:p>
          </table:table-cell>
        </table:table-row>
        <table:table-row>
          <table:table-cell table:style-name="Tabulka3.A2" office:value-type="string">
            <text:p text:style-name="Table_20_Contents">click</text:p>
          </table:table-cell>
          <table:table-cell table:style-name="Tabulka3.A2" office:value-type="string">
            <text:p text:style-name="Table_20_Contents">id=oblast_9</text:p>
          </table:table-cell>
          <table:table-cell table:style-name="Tabulka3.C2" office:value-type="string">
            <text:p text:style-name="P34"/>
          </table:table-cell>
        </table:table-row>
        <table:table-row>
          <table:table-cell table:style-name="Tabulka3.A2" office:value-type="string">
            <text:p text:style-name="Table_20_Contents">select</text:p>
          </table:table-cell>
          <table:table-cell table:style-name="Tabulka3.A2" office:value-type="string">
            <text:p text:style-name="Table_20_Contents">id=zvolena_oblast</text:p>
          </table:table-cell>
          <table:table-cell table:style-name="Tabulka3.C2" office:value-type="string">
            <text:p text:style-name="Table_20_Contents">label=Informatika</text:p>
          </table:table-cell>
        </table:table-row>
        <table:table-row>
          <table:table-cell table:style-name="Tabulka3.A2" office:value-type="string">
            <text:p text:style-name="Table_20_Contents">verifyElementPresent</text:p>
          </table:table-cell>
          <table:table-cell table:style-name="Tabulka3.A2" office:value-type="string">
            <text:p text:style-name="Table_20_Contents">id=oblast_9</text:p>
          </table:table-cell>
          <table:table-cell table:style-name="Tabulka3.C8" office:value-type="string">
            <text:p text:style-name="P34"/>
          </table:table-cell>
        </table:table-row>
      </table:table>
      <text:p text:style-name="P2"/>
      <text:p text:style-name="P15"><text:bookmark-start text:name="__RefHeading___Toc416362127"/>UC5 – Odstranit oblast ze seznamu vybraných oblastí <text:bookmark-end text:name="__RefHeading___Toc416362127"/></text:p>
      <text:list xml:id="list1571444207215943889" text:style-name="WW8Num12">
        <text:list-item>
          <text:list>
            <text:list-item>
              <text:list>
                <text:list-item>
                  <text:p text:style-name="P91">Popis</text:p>
                </text:list-item>
              </text:list>
            </text:list-item>
          </text:list>
        </text:list-item>
      </text:list>
      <text:p text:style-name="P18">Oblasti jsou odstraněny ze seznamu vybraných oblast.</text:p>
      <text:list xml:id="list144835867160328" text:continue-numbering="true" text:style-name="WW8Num12">
        <text:list-item>
          <text:list>
            <text:list-item>
              <text:list>
                <text:list-item>
                  <text:p text:style-name="P91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Aplikace</text:span></text:p>
      <text:list xml:id="list144835868175419" text:continue-numbering="true" text:style-name="WW8Num12">
        <text:list-item>
          <text:list>
            <text:list-item>
              <text:list>
                <text:list-item>
                  <text:p text:style-name="P91">Podmínky pro spuštění</text:p>
                </text:list-item>
              </text:list>
            </text:list-item>
          </text:list>
        </text:list-item>
      </text:list>
      <text:p text:style-name="P29"><text:tab/>Splněn UC1 a je zobrazena alespoň jedna oblast.</text:p>
      <text:list xml:id="list144835868176158" text:continue-numbering="true" text:style-name="WW8Num12">
        <text:list-item>
          <text:list>
            <text:list-item>
              <text:list>
                <text:list-item>
                  <text:p text:style-name="P91">Základní tok</text:p>
                </text:list-item>
              </text:list>
            </text:list-item>
          </text:list>
        </text:list-item>
      </text:list>
      <text:list xml:id="list5466965841193561878" text:style-name="WW8Num3">
        <text:list-item>
          <text:p text:style-name="P59">Uživatel zvolí oblast kliknutím na křížek vedle názvu. </text:p>
        </text:list-item>
        <text:list-item>
          <text:p text:style-name="P59">Aplikace provede odstranění oblasti ze seznamu vybraných oblastí.</text:p>
        </text:list-item>
        <text:list-item>
          <text:p text:style-name="P59">Aplikace zobrazí text oznamující odstranění oblasti.</text:p>
        </text:list-item>
      </text:list>
      <text:list xml:id="list144835871154863" text:continue-list="list144835868176158" text:style-name="WW8Num12">
        <text:list-item>
          <text:list>
            <text:list-item>
              <text:list>
                <text:list-item>
                  <text:p text:style-name="P113">Podmínky pro dokončení</text:p>
                </text:list-item>
              </text:list>
            </text:list-item>
          </text:list>
        </text:list-item>
      </text:list>
      <text:p text:style-name="P19"><text:soft-page-break/>Oblast je úspěšně odstraněna.</text:p>
      <text:p text:style-name="P3"/>
      <text:p text:style-name="P3"/>
      <text:p text:style-name="P3"/>
      <text:p text:style-name="P3"/>
      <text:p text:style-name="P3"/>
      <table:table table:name="Tabulka4" table:style-name="Tabulka4">
        <table:table-column table:style-name="Tabulka4.A"/>
        <table:table-column table:style-name="Tabulka4.B"/>
        <table:table-column table:style-name="Tabulka4.C"/>
        <table:table-header-rows>
          <table:table-row>
            <table:table-cell table:style-name="Tabulka4.A1" table:number-columns-spanned="3" office:value-type="string">
              <text:p text:style-name="P35">UC5</text:p>
            </table:table-cell>
            <table:covered-table-cell/>
            <table:covered-table-cell/>
          </table:table-row>
        </table:table-header-rows>
        <table:table-row>
          <table:table-cell table:style-name="Tabulka4.A2" office:value-type="string">
            <text:p text:style-name="Table_20_Contents">open</text:p>
          </table:table-cell>
          <table:table-cell table:style-name="Tabulka4.A2" office:value-type="string">
            <text:p text:style-name="Table_20_Contents">/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select</text:p>
          </table:table-cell>
          <table:table-cell table:style-name="Tabulka4.A2" office:value-type="string">
            <text:p text:style-name="Table_20_Contents">id=forma_studia</text:p>
          </table:table-cell>
          <table:table-cell table:style-name="Tabulka4.C2" office:value-type="string">
            <text:p text:style-name="Table_20_Contents">label=Prezenční</text:p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Table_20_Contents">label=Informatika</text:p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id=oblast_9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selec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Table_20_Contents">label=Informatika</text:p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zvolena_oblast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id=oblast_9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waitForElementPresent</text:p>
          </table:table-cell>
          <table:table-cell table:style-name="Tabulka4.A2" office:value-type="string">
            <text:p text:style-name="Table_20_Contents">css=img.odebrat_oblast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click</text:p>
          </table:table-cell>
          <table:table-cell table:style-name="Tabulka4.A2" office:value-type="string">
            <text:p text:style-name="Table_20_Contents">//img[@onclick="odeber_oblast('oblast_9');"]</text:p>
          </table:table-cell>
          <table:table-cell table:style-name="Tabulka4.C2" office:value-type="string">
            <text:p text:style-name="P34"/>
          </table:table-cell>
        </table:table-row>
        <table:table-row>
          <table:table-cell table:style-name="Tabulka4.A2" office:value-type="string">
            <text:p text:style-name="Table_20_Contents">verifyElementNotPresent</text:p>
          </table:table-cell>
          <table:table-cell table:style-name="Tabulka4.A2" office:value-type="string">
            <text:p text:style-name="Table_20_Contents">id=vybrana_oblast_9</text:p>
          </table:table-cell>
          <table:table-cell table:style-name="Tabulka4.C2" office:value-type="string">
            <text:p text:style-name="P34"/>
          </table:table-cell>
        </table:table-row>
      </table:table>
      <text:p text:style-name="P3"/>
      <text:p text:style-name="P15"><text:bookmark-start text:name="__RefHeading___Toc416362128"/>UC6 – Ohodnotit vybraná klíčová slova a oblast <text:bookmark-end text:name="__RefHeading___Toc416362128"/></text:p>
      <text:list xml:id="list8046220234067536587" text:style-name="WW8Num34">
        <text:list-item>
          <text:list>
            <text:list-item>
              <text:list>
                <text:list-item>
                  <text:p text:style-name="P92">Popis</text:p>
                </text:list-item>
              </text:list>
            </text:list-item>
          </text:list>
        </text:list-item>
      </text:list>
      <text:p text:style-name="P20"><text:span text:style-name="T10">Ohodnocení vybrané oblasti a klíčových slov</text:span><text:span text:style-name="T7">.</text:span></text:p>
      <text:list xml:id="list144835889164860" text:continue-numbering="true" text:style-name="WW8Num34">
        <text:list-item>
          <text:list>
            <text:list-item>
              <text:list>
                <text:list-item>
                  <text:p text:style-name="P92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</text:span></text:p>
      <text:list xml:id="list144835890154758" text:continue-numbering="true" text:style-name="WW8Num34">
        <text:list-item>
          <text:list>
            <text:list-item>
              <text:list>
                <text:list-item>
                  <text:p text:style-name="P92">Podmínky pro spuštění</text:p>
                </text:list-item>
              </text:list>
            </text:list-item>
          </text:list>
        </text:list-item>
      </text:list>
      <text:p text:style-name="P29"><text:tab/>Splněn UC1 a je zobrazena alespoň jedna oblast.</text:p>
      <text:list xml:id="list144835891173896" text:continue-numbering="true" text:style-name="WW8Num34">
        <text:list-item>
          <text:list>
            <text:list-item>
              <text:list>
                <text:list-item>
                  <text:p text:style-name="P92">Základní tok</text:p>
                </text:list-item>
              </text:list>
            </text:list-item>
          </text:list>
        </text:list-item>
      </text:list>
      <text:list xml:id="list2691481795711789449" text:style-name="WW8Num32">
        <text:list-item>
          <text:p text:style-name="P60">Uživatel ohodnotí oblast výběrem jedné z možností.</text:p>
        </text:list-item>
        <text:list-item>
          <text:p text:style-name="P60">Uživatel aplikuje hodnocení na klíčová slova, které jsou oblasti podřazeny, klikem na tlačítko.</text:p>
        </text:list-item>
        <text:list-item>
          <text:p text:style-name="P60">Uživatel přizpůsobí hodnocení klíčových slov výběrem jedné z možností.</text:p>
        </text:list-item>
      </text:list>
      <text:list xml:id="list5094650873325205394" text:style-name="WW8Num29">
        <text:list-header>
          <text:p text:style-name="P80"/>
        </text:list-header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table:number-columns-spanned="3" office:value-type="string">
              <text:p text:style-name="P35">UC6</text:p>
            </table:table-cell>
            <table:covered-table-cell/>
            <table:covered-table-cell/>
          </table:table-row>
        </table:table-header-rows>
        <table:table-row>
          <table:table-cell table:style-name="Tabulka1.A2" office:value-type="string">
            <text:p text:style-name="Table_20_Contents">open</text:p>
          </table:table-cell>
          <table:table-cell table:style-name="Tabulka1.A2" office:value-type="string">
            <text:p text:style-name="Table_20_Contents">/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select</text:p>
          </table:table-cell>
          <table:table-cell table:style-name="Tabulka1.A2" office:value-type="string">
            <text:p text:style-name="Table_20_Contents">id=forma_studia</text:p>
          </table:table-cell>
          <table:table-cell table:style-name="Tabulka1.C2" office:value-type="string">
            <text:p text:style-name="Table_20_Contents">label=Prezenční</text:p>
          </table:table-cell>
        </table:table-row>
        <text:soft-page-break/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label=Informatika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oblast_9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selec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label=Informatika</text:p>
          </table:table-cell>
        </table:table-row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zvolena_oblast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waitForElementPresent</text:p>
          </table:table-cell>
          <table:table-cell table:style-name="Tabulka1.A2" office:value-type="string">
            <text:p text:style-name="Table_20_Contents">id=oblast_9</text:p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waitForPageToLoad</text:p>
          </table:table-cell>
          <table:table-cell table:style-name="Tabulka1.A2" office:value-type="string">
            <text:p text:style-name="P34"/>
          </table:table-cell>
          <table:table-cell table:style-name="Tabulka1.C2" office:value-type="string">
            <text:p text:style-name="Table_20_Contents">3000</text:p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waitForChecked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waitForChecked</text:p>
          </table:table-cell>
          <table:table-cell table:style-name="Tabulka1.A2" office:value-type="string">
            <text:p text:style-name="Table_20_Contents">xpath=(//input[@name='Informatika'])[4]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id=btn_aplikovat_Informatika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click</text:p>
          </table:table-cell>
          <table:table-cell table:style-name="Tabulka1.A2" office:value-type="string">
            <text:p text:style-name="Table_20_Contents">xpath=(//input[@id='ks_47'])[3]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verifyChecked</text:p>
          </table:table-cell>
          <table:table-cell table:style-name="Tabulka1.A2" office:value-type="string">
            <text:p text:style-name="Table_20_Contents">xpath=(//input[@id='ks_47'])[3]</text:p>
          </table:table-cell>
          <table:table-cell table:style-name="Tabulka1.C2" office:value-type="string">
            <text:p text:style-name="P34"/>
          </table:table-cell>
        </table:table-row>
        <table:table-row>
          <table:table-cell table:style-name="Tabulka1.A2" office:value-type="string">
            <text:p text:style-name="Table_20_Contents">verifyChecked</text:p>
          </table:table-cell>
          <table:table-cell table:style-name="Tabulka1.A2" office:value-type="string">
            <text:p text:style-name="Table_20_Contents">xpath=(//input[@id='ks_50'])[4]</text:p>
          </table:table-cell>
          <table:table-cell table:style-name="Tabulka1.C2" office:value-type="string">
            <text:p text:style-name="P34"/>
          </table:table-cell>
        </table:table-row>
      </table:table>
      <text:list xml:id="list144835933151958" text:continue-numbering="true" text:style-name="WW8Num29">
        <text:list-header>
          <text:p text:style-name="P80"/>
        </text:list-header>
      </text:list>
      <text:p text:style-name="P15"><text:bookmark-start text:name="__RefHeading___Toc416362129"/>UC7 – Zobrazit vizualizaci <text:bookmark-end text:name="__RefHeading___Toc416362129"/></text:p>
      <text:list xml:id="list8592624907723718964" text:style-name="WW8Num1">
        <text:list-item>
          <text:list>
            <text:list-item>
              <text:list>
                <text:list-item>
                  <text:p text:style-name="P93">Popis</text:p>
                </text:list-item>
              </text:list>
            </text:list-item>
          </text:list>
        </text:list-item>
      </text:list>
      <text:p text:style-name="P20"><text:span text:style-name="T5">Zobrazení vizualizace oborů na základě zadaných klíčových slov</text:span><text:span text:style-name="T10">.</text:span></text:p>
      <text:list xml:id="list144835935154586" text:continue-numbering="true" text:style-name="WW8Num1">
        <text:list-item>
          <text:list>
            <text:list-item>
              <text:list>
                <text:list-item>
                  <text:p text:style-name="P93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Aplikace</text:span></text:p>
      <text:list xml:id="list144835936157360" text:continue-numbering="true" text:style-name="WW8Num1">
        <text:list-item>
          <text:list>
            <text:list-item>
              <text:list>
                <text:list-item>
                  <text:p text:style-name="P93">Podmínky pro spuštění</text:p>
                </text:list-item>
              </text:list>
            </text:list-item>
          </text:list>
        </text:list-item>
      </text:list>
      <text:p text:style-name="P29"><text:tab/>Splněn UC1.</text:p>
      <text:list xml:id="list144835938178619" text:continue-numbering="true" text:style-name="WW8Num1">
        <text:list-item>
          <text:list>
            <text:list-item>
              <text:list>
                <text:list-item>
                  <text:p text:style-name="P93">Základní tok</text:p>
                </text:list-item>
              </text:list>
            </text:list-item>
          </text:list>
        </text:list-item>
      </text:list>
      <text:list xml:id="list3281973502087747226" text:style-name="WW8Num44">
        <text:list-item>
          <text:p text:style-name="P51">Uživatel klikem na tlačítko spustí zobrazení vizualizace.</text:p>
        </text:list-item>
        <text:list-item>
          <text:p text:style-name="P61">Aplikace na základě ohodnocení klíčových slov u zobrazených oblastí a priority zadané u klíčových slov spočte procentuální shodu.</text:p>
        </text:list-item>
        <text:list-item>
          <text:p text:style-name="P61">Aplikace zobrazí seřazené obory formou grafu.</text:p>
        </text:list-item>
        <text:list-item>
          <text:p text:style-name="P61">Aplikace zobrazí zbývající obory, které mají malé procento shody ve formě seznamu pod grafem.</text:p>
        </text:list-item>
      </text:list>
      <text:list xml:id="list144835940152743" text:continue-list="list144835938178619" text:style-name="WW8Num1">
        <text:list-item>
          <text:list>
            <text:list-item>
              <text:list>
                <text:list-item>
                  <text:p text:style-name="P114">Podmínky pro dokončení</text:p>
                </text:list-item>
              </text:list>
            </text:list-item>
          </text:list>
        </text:list-item>
      </text:list>
      <text:p text:style-name="P19">Úspěšné zobrazení grafu.</text:p>
      <text:p text:style-name="P1"><text:soft-page-break/>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header-rows>
          <table:table-row>
            <table:table-cell table:style-name="Tabulka5.A1" table:number-columns-spanned="3" office:value-type="string">
              <text:p text:style-name="P35">UC7</text:p>
            </table:table-cell>
            <table:covered-table-cell/>
            <table:covered-table-cell/>
          </table:table-row>
        </table:table-header-rows>
        <table:table-row>
          <table:table-cell table:style-name="Tabulka5.A2" office:value-type="string">
            <text:p text:style-name="Table_20_Contents">open</text:p>
          </table:table-cell>
          <table:table-cell table:style-name="Tabulka5.A2" office:value-type="string">
            <text:p text:style-name="Table_20_Contents">/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select</text:p>
          </table:table-cell>
          <table:table-cell table:style-name="Tabulka5.A2" office:value-type="string">
            <text:p text:style-name="Table_20_Contents">id=forma_studia</text:p>
          </table:table-cell>
          <table:table-cell table:style-name="Tabulka5.C2" office:value-type="string">
            <text:p text:style-name="Table_20_Contents">label=Prezenční</text:p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Table_20_Contents">label=Informatika</text:p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oblast_9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selec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Table_20_Contents">label=Informatika</text:p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zvolena_oblast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oblast_9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waitForPageToLoad</text:p>
          </table:table-cell>
          <table:table-cell table:style-name="Tabulka5.A2" office:value-type="string">
            <text:p text:style-name="P34"/>
          </table:table-cell>
          <table:table-cell table:style-name="Tabulka5.C2" office:value-type="string">
            <text:p text:style-name="Table_20_Contents">3000</text:p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xpath=(//input[@id='ks_41'])[4]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waitForChecked</text:p>
          </table:table-cell>
          <table:table-cell table:style-name="Tabulka5.A2" office:value-type="string">
            <text:p text:style-name="Table_20_Contents">xpath=(//input[@id='ks_41'])[4]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btn_aplikovat_Informatika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verifyChecked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click</text:p>
          </table:table-cell>
          <table:table-cell table:style-name="Tabulka5.A2" office:value-type="string">
            <text:p text:style-name="Table_20_Contents">id=zobrazit_grafy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verifyChecked</text:p>
          </table:table-cell>
          <table:table-cell table:style-name="Tabulka5.A2" office:value-type="string">
            <text:p text:style-name="Table_20_Contents">xpath=(//input[@id='ks_47'])[3]</text:p>
          </table:table-cell>
          <table:table-cell table:style-name="Tabulka5.C2" office:value-type="string">
            <text:p text:style-name="P34"/>
          </table:table-cell>
        </table:table-row>
        <table:table-row>
          <table:table-cell table:style-name="Tabulka5.A2" office:value-type="string">
            <text:p text:style-name="Table_20_Contents">waitForElementPresent</text:p>
          </table:table-cell>
          <table:table-cell table:style-name="Tabulka5.A2" office:value-type="string">
            <text:p text:style-name="Table_20_Contents">id=vizualizace</text:p>
          </table:table-cell>
          <table:table-cell table:style-name="Tabulka5.C2" office:value-type="string">
            <text:p text:style-name="P34"/>
          </table:table-cell>
        </table:table-row>
      </table:table>
      <text:p text:style-name="P1"/>
      <text:p text:style-name="P15"><text:bookmark-start text:name="__RefHeading___Toc416362130"/>UC8 – Zobrazit detail oboru - !!!<text:span text:style-name="T12">ODLOŽENO!!!</text:span><text:bookmark-end text:name="__RefHeading___Toc416362130"/></text:p>
      <text:list xml:id="list130559197995421464" text:style-name="WW8Num33">
        <text:list-item>
          <text:list>
            <text:list-item>
              <text:list>
                <text:list-item>
                  <text:p text:style-name="P94">Popis</text:p>
                </text:list-item>
              </text:list>
            </text:list-item>
          </text:list>
        </text:list-item>
      </text:list>
      <text:p text:style-name="P22">Zobrazení detailu oboru v grafu nebo v seznamu oborů. <text:s/></text:p>
      <text:list xml:id="list144835961179118" text:continue-numbering="true" text:style-name="WW8Num33">
        <text:list-item>
          <text:list>
            <text:list-item>
              <text:list>
                <text:list-item>
                  <text:p text:style-name="P94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</text:span></text:p>
      <text:list xml:id="list144835963181094" text:continue-numbering="true" text:style-name="WW8Num33">
        <text:list-item>
          <text:list>
            <text:list-item>
              <text:list>
                <text:list-item>
                  <text:p text:style-name="P94">Podmínky pro spuštění</text:p>
                </text:list-item>
              </text:list>
            </text:list-item>
          </text:list>
        </text:list-item>
      </text:list>
      <text:p text:style-name="P30"><text:tab/>Splněn UC7. </text:p>
      <text:p text:style-name="P109">Základní tok</text:p>
      <text:list xml:id="list5807895322086868022" text:style-name="WW8Num20">
        <text:list-item>
          <text:p text:style-name="P52">Uživatel umístí kurzor myši nad požadovaný obor v grafu nebo seznamu oborů.</text:p>
        </text:list-item>
        <text:list-item>
          <text:p text:style-name="P52">Zobrazí se okno s názvem oboru ve formě odkazu, seznamem klíčových slov a stručným popisem oboru.</text:p>
        </text:list-item>
      </text:list>
      <text:p text:style-name="P16"><text:bookmark-start text:name="__RefHeading___Toc416362131"/><text:soft-page-break/>UC9 – Sdílet graf na sociálních sítích - !!!<text:span text:style-name="T12">ODLOŽENO!!!</text:span><text:bookmark-end text:name="__RefHeading___Toc416362131"/></text:p>
      <text:list xml:id="list6797344891867586742" text:style-name="WW8Num2">
        <text:list-item>
          <text:list>
            <text:list-item>
              <text:list>
                <text:list-item>
                  <text:p text:style-name="P95">Popis</text:p>
                </text:list-item>
              </text:list>
            </text:list-item>
          </text:list>
        </text:list-item>
      </text:list>
      <text:p text:style-name="P22">Sdílení výsledné vizualizace na Facebooku, Google+ nebo Twitteru. <text:s/></text:p>
      <text:list xml:id="list144835966166211" text:continue-numbering="true" text:style-name="WW8Num2">
        <text:list-item>
          <text:list>
            <text:list-item>
              <text:list>
                <text:list-item>
                  <text:p text:style-name="P95">Aktéři</text:p>
                </text:list-item>
              </text:list>
            </text:list-item>
          </text:list>
        </text:list-item>
      </text:list>
      <text:p text:style-name="P27"><text:span text:style-name="T7">Uchazeč (</text:span><text:span text:style-name="T8">Uživatel</text:span><text:span text:style-name="T7">); Aplikace</text:span></text:p>
      <text:list xml:id="list144835967173644" text:continue-numbering="true" text:style-name="WW8Num2">
        <text:list-item>
          <text:list>
            <text:list-item>
              <text:list>
                <text:list-item>
                  <text:p text:style-name="P95">Podmínky pro spuštění</text:p>
                </text:list-item>
              </text:list>
            </text:list-item>
          </text:list>
        </text:list-item>
      </text:list>
      <text:p text:style-name="P29"><text:tab/>Splněn UC7. </text:p>
      <text:list xml:id="list144835968176709" text:continue-numbering="true" text:style-name="WW8Num2">
        <text:list-item>
          <text:list>
            <text:list-item>
              <text:list>
                <text:list-item>
                  <text:p text:style-name="P95">Základní tok</text:p>
                </text:list-item>
              </text:list>
            </text:list-item>
          </text:list>
        </text:list-item>
      </text:list>
      <text:list xml:id="list831020446320424614" text:style-name="WW8Num26">
        <text:list-item>
          <text:p text:style-name="P53">Uživatel vybere prostřednictvím jednoho z tlačítek sociální síť, na které chce graf sdílet (Facebook, Google+ nebo Twitter)</text:p>
        </text:list-item>
        <text:list-item>
          <text:p text:style-name="P62">Aplikace se přesměruje na přihlašovací stránku příslušné sociální sítě.</text:p>
        </text:list-item>
      </text:list>
      <text:list xml:id="list144835969170065" text:continue-list="list144835968176709" text:style-name="WW8Num2">
        <text:list-item>
          <text:list>
            <text:list-item>
              <text:list>
                <text:list-item>
                  <text:p text:style-name="P115">Podmínky pro dokončení</text:p>
                </text:list-item>
              </text:list>
            </text:list-item>
          </text:list>
        </text:list-item>
      </text:list>
      <text:p text:style-name="P19">Úspěšné sdílení grafu. </text:p>
      <text:p text:style-name="P15"><text:bookmark-start text:name="__RefHeading___Toc416362132"/>UC10 – Přihlásit se do administračního rozhraní <text:bookmark-end text:name="__RefHeading___Toc416362132"/></text:p>
      <text:list xml:id="list2013126233666623969" text:style-name="WW8Num5">
        <text:list-item>
          <text:list>
            <text:list-item>
              <text:list>
                <text:list-item>
                  <text:p text:style-name="P96">Popis</text:p>
                </text:list-item>
              </text:list>
            </text:list-item>
          </text:list>
        </text:list-item>
      </text:list>
      <text:p text:style-name="P20"><text:span text:style-name="T10">Přihlášení do administračního rozhraní</text:span><text:span text:style-name="T5"> </text:span></text:p>
      <text:list xml:id="list144835972159416" text:continue-numbering="true" text:style-name="WW8Num5">
        <text:list-item>
          <text:list>
            <text:list-item>
              <text:list>
                <text:list-item>
                  <text:p text:style-name="P96">Aktéři</text:p>
                </text:list-item>
              </text:list>
            </text:list-item>
          </text:list>
        </text:list-item>
      </text:list>
      <text:p text:style-name="P24">Administrátor; Aplikace</text:p>
      <text:list xml:id="list144835973171663" text:continue-numbering="true" text:style-name="WW8Num5">
        <text:list-item>
          <text:list>
            <text:list-item>
              <text:list>
                <text:list-item>
                  <text:p text:style-name="P96">Podmínky pro spuštění</text:p>
                </text:list-item>
              </text:list>
            </text:list-item>
          </text:list>
        </text:list-item>
      </text:list>
      <text:p text:style-name="P29"><text:tab/>Žádné. </text:p>
      <text:list xml:id="list144835974151505" text:continue-numbering="true" text:style-name="WW8Num5">
        <text:list-item>
          <text:list>
            <text:list-item>
              <text:list>
                <text:list-item>
                  <text:p text:style-name="P96">Základní tok</text:p>
                </text:list-item>
              </text:list>
            </text:list-item>
          </text:list>
        </text:list-item>
      </text:list>
      <text:list xml:id="list2563244894411615052" text:style-name="WW8Num17">
        <text:list-item>
          <text:p text:style-name="P54">Uživatel zadá jméno a heslo.</text:p>
        </text:list-item>
        <text:list-item>
          <text:p text:style-name="P54">Stiskem tlačítka provede přihlášení.</text:p>
        </text:list-item>
        <text:list-item>
          <text:p text:style-name="P63">Stránka je přesměrována na úvodní stranu administrace.</text:p>
          <text:p text:style-name="P81"/>
        </text:list-item>
      </text:list>
      <table:table table:name="Tabulka6" table:style-name="Tabulka6">
        <table:table-column table:style-name="Tabulka6.A"/>
        <table:table-column table:style-name="Tabulka6.B"/>
        <table:table-column table:style-name="Tabulka6.C"/>
        <table:table-header-rows>
          <table:table-row>
            <table:table-cell table:style-name="Tabulka6.A1" table:number-columns-spanned="3" office:value-type="string">
              <text:p text:style-name="Table_20_Contents">UC10</text:p>
            </table:table-cell>
            <table:covered-table-cell/>
            <table:covered-table-cell/>
          </table:table-row>
        </table:table-header-rows>
        <table:table-row>
          <table:table-cell table:style-name="Tabulka6.A2" office:value-type="string">
            <text:p text:style-name="Table_20_Contents">selectWindow</text:p>
          </table:table-cell>
          <table:table-cell table:style-name="Tabulka6.A2" office:value-type="string">
            <text:p text:style-name="Table_20_Contents">null</text:p>
          </table:table-cell>
          <table:table-cell table:style-name="Tabulka6.C2" office:value-type="string">
            <text:p text:style-name="P34"/>
          </table:table-cell>
        </table:table-row>
        <table:table-row>
          <table:table-cell table:style-name="Tabulka6.A2" office:value-type="string">
            <text:p text:style-name="Table_20_Contents">type</text:p>
          </table:table-cell>
          <table:table-cell table:style-name="Tabulka6.A2" office:value-type="string">
            <text:p text:style-name="Table_20_Contents">id=prezdivka</text:p>
          </table:table-cell>
          <table:table-cell table:style-name="Tabulka6.C2" office:value-type="string">
            <text:p text:style-name="Table_20_Contents">admin</text:p>
          </table:table-cell>
        </table:table-row>
        <text:soft-page-break/>
        <table:table-row>
          <table:table-cell table:style-name="Tabulka6.A2" office:value-type="string">
            <text:p text:style-name="Table_20_Contents">type</text:p>
          </table:table-cell>
          <table:table-cell table:style-name="Tabulka6.A2" office:value-type="string">
            <text:p text:style-name="Table_20_Contents">id=heslo</text:p>
          </table:table-cell>
          <table:table-cell table:style-name="Tabulka6.C2" office:value-type="string">
            <text:p text:style-name="Table_20_Contents">12345</text:p>
          </table:table-cell>
        </table:table-row>
        <table:table-row>
          <table:table-cell table:style-name="Tabulka6.A2" office:value-type="string">
            <text:p text:style-name="Table_20_Contents">clickAndWait</text:p>
          </table:table-cell>
          <table:table-cell table:style-name="Tabulka6.A2" office:value-type="string">
            <text:p text:style-name="Table_20_Contents">name=prihlasit</text:p>
          </table:table-cell>
          <table:table-cell table:style-name="Tabulka6.C2" office:value-type="string">
            <text:p text:style-name="P34"/>
          </table:table-cell>
        </table:table-row>
        <table:table-row>
          <table:table-cell table:style-name="Tabulka6.A2" office:value-type="string">
            <text:p text:style-name="Table_20_Contents">verifyElementPresent</text:p>
          </table:table-cell>
          <table:table-cell table:style-name="Tabulka6.A2" office:value-type="string">
            <text:p text:style-name="Table_20_Contents">css=img[alt="log out"]</text:p>
          </table:table-cell>
          <table:table-cell table:style-name="Tabulka6.C2" office:value-type="string">
            <text:p text:style-name="P34"/>
          </table:table-cell>
        </table:table-row>
      </table:table>
      <text:list xml:id="list144835981175080" text:continue-list="list144835974151505" text:style-name="WW8Num5">
        <text:list-item>
          <text:list>
            <text:list-item>
              <text:list>
                <text:list-item>
                  <text:p text:style-name="P103"><text:span text:style-name="T9">Alternativní tok 1 </text:span><text:span text:style-name="T7">(Uživatel zadá neplatné jméno nebo heslo)</text:span></text:p>
                </text:list-item>
              </text:list>
            </text:list-item>
          </text:list>
        </text:list-item>
      </text:list>
      <text:p text:style-name="P21">1. Uživatel je vyzván k opravě údajů.</text:p>
      <text:list xml:id="list144836014160129" text:continue-numbering="true" text:style-name="WW8Num5">
        <text:list-item>
          <text:list>
            <text:list-item>
              <text:list>
                <text:list-item>
                  <text:p text:style-name="P116">Podmínky pro dokončení</text:p>
                </text:list-item>
              </text:list>
            </text:list-item>
          </text:list>
        </text:list-item>
      </text:list>
      <text:p text:style-name="P19">Úspěšné zadání přihlašovacích údajů. </text:p>
      <text:p text:style-name="P15"><text:bookmark-start text:name="__RefHeading___Toc416362133"/>UC11 – Zobrazit přehled (oborů/klíčových slov/oblastí)<text:bookmark-end text:name="__RefHeading___Toc416362133"/></text:p>
      <text:list xml:id="list2655215223183000678" text:style-name="WW8Num15">
        <text:list-item>
          <text:list>
            <text:list-item>
              <text:list>
                <text:list-item>
                  <text:p text:style-name="P97">Popis</text:p>
                </text:list-item>
              </text:list>
            </text:list-item>
          </text:list>
        </text:list-item>
      </text:list>
      <text:p text:style-name="P23">Zobrazení seznamu klíčových slov/oblastí/oborů.</text:p>
      <text:list xml:id="list144836016153293" text:continue-numbering="true" text:style-name="WW8Num15">
        <text:list-item>
          <text:list>
            <text:list-item>
              <text:list>
                <text:list-item>
                  <text:p text:style-name="P97">Aktéři</text:p>
                </text:list-item>
              </text:list>
            </text:list-item>
          </text:list>
        </text:list-item>
      </text:list>
      <text:p text:style-name="P24">Administrátor;</text:p>
      <text:list xml:id="list144836016162190" text:continue-numbering="true" text:style-name="WW8Num15">
        <text:list-item>
          <text:list>
            <text:list-item>
              <text:list>
                <text:list-item>
                  <text:p text:style-name="P97">Podmínky pro spuštění</text:p>
                </text:list-item>
              </text:list>
            </text:list-item>
          </text:list>
        </text:list-item>
      </text:list>
      <text:p text:style-name="P29"><text:tab/>Splnění UC10. </text:p>
      <text:list xml:id="list144836017162440" text:continue-numbering="true" text:style-name="WW8Num15">
        <text:list-item>
          <text:list>
            <text:list-item>
              <text:list>
                <text:list-item>
                  <text:p text:style-name="P97">Základní tok</text:p>
                </text:list-item>
              </text:list>
            </text:list-item>
          </text:list>
        </text:list-item>
      </text:list>
      <text:list xml:id="list6497921894329631457" text:style-name="WW8Num42">
        <text:list-item>
          <text:p text:style-name="P79"><text:span text:style-name="T10">Administrátor</text:span><text:span text:style-name="T5"> si z menu vybere jednu z kategorií (</text:span><text:span text:style-name="T10">klíčová slova/oblasti/obory)</text:span><text:span text:style-name="T5">. </text:span></text:p>
        </text:list-item>
        <text:list-item>
          <text:p text:style-name="P65">Zobrazí se seznam klíčových slov/oblastí nebo oborů.</text:p>
          <text:p text:style-name="P82"/>
        </text:list-item>
      </text:list>
      <table:table table:name="Tabulka7" table:style-name="Tabulka7">
        <table:table-column table:style-name="Tabulka7.A"/>
        <table:table-column table:style-name="Tabulka7.B"/>
        <table:table-column table:style-name="Tabulka7.C"/>
        <table:table-header-rows>
          <table:table-row>
            <table:table-cell table:style-name="Tabulka7.A1" table:number-columns-spanned="3" office:value-type="string">
              <text:p text:style-name="Table_20_Contents">UC11</text:p>
            </table:table-cell>
            <table:covered-table-cell/>
            <table:covered-table-cell/>
          </table:table-row>
        </table:table-header-rows>
        <table:table-row>
          <table:table-cell table:style-name="Tabulka7.A2" office:value-type="string">
            <text:p text:style-name="Table_20_Contents">open</text:p>
          </table:table-cell>
          <table:table-cell table:style-name="Tabulka7.A2" office:value-type="string">
            <text:p text:style-name="Table_20_Contents">/admin/uvod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Klíčová slova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3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Studijní obory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clickAndWait</text:p>
          </table:table-cell>
          <table:table-cell table:style-name="Tabulka7.A2" office:value-type="string">
            <text:p text:style-name="Table_20_Contents">link=Oblasti studia</text:p>
          </table:table-cell>
          <table:table-cell table:style-name="Tabulka7.C2" office:value-type="string">
            <text:p text:style-name="P34"/>
          </table:table-cell>
        </table:table-row>
        <table:table-row>
          <table:table-cell table:style-name="Tabulka7.A2" office:value-type="string">
            <text:p text:style-name="Table_20_Contents">verifyElementPresent</text:p>
          </table:table-cell>
          <table:table-cell table:style-name="Tabulka7.A2" office:value-type="string">
            <text:p text:style-name="Table_20_Contents">id=tabulka_1</text:p>
          </table:table-cell>
          <table:table-cell table:style-name="Tabulka7.C2" office:value-type="string">
            <text:p text:style-name="P34"/>
          </table:table-cell>
        </table:table-row>
      </table:table>
      <text:list xml:id="list144836028153687" text:continue-numbering="true" text:style-name="WW8Num42">
        <text:list-header>
          <text:p text:style-name="P82"/>
        </text:list-header>
      </text:list>
      <text:p text:style-name="P15"><text:bookmark-start text:name="__RefHeading___Toc416362134"/>UC12 – Spravovat klíčová slova<text:bookmark-end text:name="__RefHeading___Toc416362134"/></text:p>
      <text:list xml:id="list4683979156798559565" text:style-name="WW8Num7">
        <text:list-item>
          <text:list>
            <text:list-item>
              <text:list>
                <text:list-item>
                  <text:p text:style-name="P98">Popis</text:p>
                </text:list-item>
              </text:list>
            </text:list-item>
          </text:list>
        </text:list-item>
      </text:list>
      <text:p text:style-name="P23">Vložení/úprava/smazání klíčových slov.</text:p>
      <text:list xml:id="list144836030165736" text:continue-numbering="true" text:style-name="WW8Num7">
        <text:list-item>
          <text:list>
            <text:list-item>
              <text:list>
                <text:list-item>
                  <text:p text:style-name="P98"><text:soft-page-break/>Aktéři</text:p>
                </text:list-item>
              </text:list>
            </text:list-item>
          </text:list>
        </text:list-item>
      </text:list>
      <text:p text:style-name="P24">Administrátor; Aplikace</text:p>
      <text:list xml:id="list144836030172198" text:continue-numbering="true" text:style-name="WW8Num7">
        <text:list-item>
          <text:list>
            <text:list-item>
              <text:list>
                <text:list-item>
                  <text:p text:style-name="P98">Podmínky pro spuštění</text:p>
                </text:list-item>
              </text:list>
            </text:list-item>
          </text:list>
        </text:list-item>
      </text:list>
      <text:p text:style-name="P31"><text:tab/>Splnění UC10, UC11 (administrátor se nachází na stránce přehledu klíčových slov). </text:p>
      <text:list xml:id="list144836031172486" text:continue-numbering="true" text:style-name="WW8Num7">
        <text:list-item>
          <text:list>
            <text:list-item>
              <text:list>
                <text:list-item>
                  <text:p text:style-name="P104"><text:span text:style-name="T9">Základní tok 1 (</text:span><text:span text:style-name="T7">přidání klíčového slova)</text:span></text:p>
                </text:list-item>
              </text:list>
            </text:list-item>
          </text:list>
        </text:list-item>
      </text:list>
      <text:list xml:id="list2460422471172975716" text:style-name="WW8Num35">
        <text:list-item>
          <text:p text:style-name="P66">Administrátor výběrem z menu otevře formulář pro vložení klíčového slova.</text:p>
        </text:list-item>
        <text:list-item>
          <text:p text:style-name="P66">Administrátor zadá nové klíčové slovo.</text:p>
        </text:list-item>
        <text:list-item>
          <text:p text:style-name="P66">Aplikace vloží jako oblast slovo „NEZAŘAZENO“.</text:p>
        </text:list-item>
        <text:list-item>
          <text:p text:style-name="P72">Administrátor stiskem tlačítka uloží klíčové slovo.</text:p>
        </text:list-item>
        <text:list-item>
          <text:p text:style-name="P72">Zobrazí se text o úspěšném vložení klíčového slova.</text:p>
        </text:list-item>
      </text:list>
      <text:list xml:id="list144836035177995" text:continue-list="list144836031172486" text:style-name="WW8Num7">
        <text:list-item>
          <text:list>
            <text:list-item>
              <text:list>
                <text:list-item>
                  <text:p text:style-name="P110"><text:span text:style-name="T9">Základní tok 2 (</text:span><text:span text:style-name="T7">úprava klíčového slova)</text:span></text:p>
                </text:list-item>
              </text:list>
            </text:list-item>
          </text:list>
        </text:list-item>
      </text:list>
      <text:list xml:id="list7842334696499559277" text:style-name="WW8Num28">
        <text:list-item>
          <text:p text:style-name="P67">Administrátor vybere slova, která chce upravit.</text:p>
        </text:list-item>
        <text:list-item>
          <text:p text:style-name="P67">Administrátor výběrem z menu otevře formulář pro úpravu klíčového slova</text:p>
        </text:list-item>
        <text:list-item>
          <text:p text:style-name="P73">Administrátor upraví (ponechá) název klíčového slova.</text:p>
        </text:list-item>
        <text:list-item>
          <text:p text:style-name="P73">Administrátor zadá význam klíčového slova.</text:p>
        </text:list-item>
        <text:list-item>
          <text:p text:style-name="P73">Administrátor výběrem přiřadí obory.</text:p>
        </text:list-item>
        <text:list-item>
          <text:p text:style-name="P73">Administrátor zvolí u každého oboru prioritu.</text:p>
        </text:list-item>
        <text:list-item>
          <text:p text:style-name="P73">Administrátor výběrem přiřadí oblast.</text:p>
        </text:list-item>
        <text:list-item>
          <text:p text:style-name="P73">Krok 3 – 4 Základního toku 1.</text:p>
        </text:list-item>
      </text:list>
      <text:list xml:id="list144836040159165" text:continue-list="list144836035177995" text:style-name="WW8Num7">
        <text:list-item>
          <text:list>
            <text:list-item>
              <text:list>
                <text:list-item>
                  <text:p text:style-name="P104"><text:span text:style-name="T9">Alternativní tok 1 </text:span><text:span text:style-name="T7">(duplicitní klíčové slovo)</text:span></text:p>
                </text:list-item>
              </text:list>
            </text:list-item>
          </text:list>
        </text:list-item>
      </text:list>
      <text:p text:style-name="P33"><text:s text:c="3"/>(Krok 4 základního toku 1).1 <text:s/>Zobrazí se upozornění o duplicitě klíčového slova.</text:p>
      <text:list xml:id="list144836041155731" text:continue-numbering="true" text:style-name="WW8Num7">
        <text:list-item>
          <text:list>
            <text:list-item>
              <text:list>
                <text:list-item>
                  <text:p text:style-name="P104"><text:span text:style-name="T9">Základní tok 3 (</text:span><text:span text:style-name="T7">smazání klíčového slova)</text:span></text:p>
                </text:list-item>
              </text:list>
            </text:list-item>
          </text:list>
        </text:list-item>
      </text:list>
      <text:list xml:id="list1264567802314935992" text:style-name="WW8Num6">
        <text:list-item>
          <text:p text:style-name="P68">Administrátor vybere slova, která chce smazat.</text:p>
        </text:list-item>
        <text:list-item>
          <text:p text:style-name="P68">Administrátor stiskem tlačítka smaže klíčová slova.</text:p>
        </text:list-item>
        <text:list-item>
          <text:p text:style-name="P68">Zobrazí se text o úspěšném smazání klíčového slova</text:p>
        </text:list-item>
      </text:list>
      <text:list xml:id="list144836044169476" text:continue-list="list144836041155731" text:style-name="WW8Num7">
        <text:list-item>
          <text:list>
            <text:list-item>
              <text:list>
                <text:list-item>
                  <text:p text:style-name="P98">Podmínky pro dokončení</text:p>
                </text:list-item>
              </text:list>
            </text:list-item>
          </text:list>
        </text:list-item>
      </text:list>
      <text:p text:style-name="P19">Úspěšné uložení všech změn. </text:p>
      <text:p text:style-name="P1"/>
      <table:table table:name="Tabulka8" table:style-name="Tabulka8">
        <table:table-column table:style-name="Tabulka8.A"/>
        <table:table-column table:style-name="Tabulka8.B"/>
        <table:table-column table:style-name="Tabulka8.C"/>
        <table:table-header-rows>
          <table:table-row>
            <table:table-cell table:style-name="Tabulka8.A1" table:number-columns-spanned="3" office:value-type="string">
              <text:p text:style-name="Table_20_Contents">UC12</text:p>
            </table:table-cell>
            <table:covered-table-cell/>
            <table:covered-table-cell/>
          </table:table-row>
        </table:table-header-rows>
        <table:table-row>
          <table:table-cell table:style-name="Tabulka8.A2" office:value-type="string">
            <text:p text:style-name="Table_20_Contents">open</text:p>
          </table:table-cell>
          <table:table-cell table:style-name="Tabulka8.A2" office:value-type="string">
            <text:p text:style-name="Table_20_Contents">/admin/uvod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css=#pridej &gt; img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name=nazev</text:p>
          </table:table-cell>
          <table:table-cell table:style-name="Tabulka8.C2" office:value-type="string">
            <text:p text:style-name="Table_20_Contents">testovani</text:p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name=odeslat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css=#edituj &gt; img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select</text:p>
          </table:table-cell>
          <table:table-cell table:style-name="Tabulka8.A2" office:value-type="string">
            <text:p text:style-name="Table_20_Contents">//table[2]/tbody/tr[2]/td[2]/select</text:p>
          </table:table-cell>
          <table:table-cell table:style-name="Tabulka8.C2" office:value-type="string">
            <text:p text:style-name="Table_20_Contents">label=1 - nejnižší</text:p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//td[2]/input</text:p>
          </table:table-cell>
          <table:table-cell table:style-name="Tabulka8.C2" office:value-type="string">
            <text:p text:style-name="Table_20_Contents">testovani2</text:p>
          </table:table-cell>
        </table:table-row>
        <table:table-row>
          <table:table-cell table:style-name="Tabulka8.A2" office:value-type="string">
            <text:p text:style-name="Table_20_Contents">type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Table_20_Contents">test</text:p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name=odeslat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AndWait</text:p>
          </table:table-cell>
          <table:table-cell table:style-name="Tabulka8.A2" office:value-type="string">
            <text:p text:style-name="Table_20_Contents">link=Klíčová slova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//td[4]/input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click</text:p>
          </table:table-cell>
          <table:table-cell table:style-name="Tabulka8.A2" office:value-type="string">
            <text:p text:style-name="Table_20_Contents">css=#vymaz &gt; img</text:p>
          </table:table-cell>
          <table:table-cell table:style-name="Tabulka8.C2" office:value-type="string">
            <text:p text:style-name="P34"/>
          </table:table-cell>
        </table:table-row>
        <table:table-row>
          <table:table-cell table:style-name="Tabulka8.A2" office:value-type="string">
            <text:p text:style-name="Table_20_Contents">assertConfirmation</text:p>
          </table:table-cell>
          <table:table-cell table:style-name="Tabulka8.A2" office:value-type="string">
            <text:p text:style-name="Table_20_Contents">Opravdu chcete smazat označené položky?</text:p>
          </table:table-cell>
          <table:table-cell table:style-name="Tabulka8.C2" office:value-type="string">
            <text:p text:style-name="P34"/>
          </table:table-cell>
        </table:table-row>
      </table:table>
      <text:p text:style-name="P1"/>
      <text:p text:style-name="P15"><text:bookmark-start text:name="__RefHeading___Toc416362135"/><text:soft-page-break/>UC13 – Spravovat oblasti <text:s/><text:tab/><text:bookmark-end text:name="__RefHeading___Toc416362135"/></text:p>
      <text:list xml:id="list6761006300287285768" text:style-name="WW8Num39">
        <text:list-item>
          <text:list>
            <text:list-item>
              <text:list>
                <text:list-item>
                  <text:p text:style-name="P99">Popis</text:p>
                </text:list-item>
              </text:list>
            </text:list-item>
          </text:list>
        </text:list-item>
      </text:list>
      <text:p text:style-name="P23">Vložení/úprava/smazání oblastí.</text:p>
      <text:list xml:id="list144836062171787" text:continue-numbering="true" text:style-name="WW8Num39">
        <text:list-item>
          <text:list>
            <text:list-item>
              <text:list>
                <text:list-item>
                  <text:p text:style-name="P99">Aktéři</text:p>
                </text:list-item>
              </text:list>
            </text:list-item>
          </text:list>
        </text:list-item>
      </text:list>
      <text:p text:style-name="P24">Administrátor; Aplikace</text:p>
      <text:list xml:id="list144836063151126" text:continue-numbering="true" text:style-name="WW8Num39">
        <text:list-item>
          <text:list>
            <text:list-item>
              <text:list>
                <text:list-item>
                  <text:p text:style-name="P99">Podmínky pro spuštění</text:p>
                </text:list-item>
              </text:list>
            </text:list-item>
          </text:list>
        </text:list-item>
      </text:list>
      <text:p text:style-name="P31"><text:tab/>Splnění UC10, UC11 (administrátor se nachází na stránce přehledu oblastí). </text:p>
      <text:list xml:id="list144836064182083" text:continue-numbering="true" text:style-name="WW8Num39">
        <text:list-item>
          <text:list>
            <text:list-item>
              <text:list>
                <text:list-item>
                  <text:p text:style-name="P105"><text:span text:style-name="T9">Základní tok 1 (</text:span><text:span text:style-name="T7">přidání/úprava oblasti)</text:span></text:p>
                </text:list-item>
              </text:list>
            </text:list-item>
          </text:list>
        </text:list-item>
      </text:list>
      <text:list xml:id="list4505487105173513382" text:style-name="WW8Num37">
        <text:list-item>
          <text:p text:style-name="P69">Administrátor výběrem z menu otevře formulář pro vložení/úpravu oblasti.</text:p>
        </text:list-item>
        <text:list-item>
          <text:p text:style-name="P74">Administrátor zadá nový (upravený) název oblasti.</text:p>
        </text:list-item>
        <text:list-item>
          <text:p text:style-name="P74">Administrátor stiskem tlačítka uloží oblast.</text:p>
        </text:list-item>
        <text:list-item>
          <text:p text:style-name="P74">Zobrazí se text o úspěšném vložení oblast.</text:p>
        </text:list-item>
      </text:list>
      <text:list xml:id="list144836066153154" text:continue-list="list144836064182083" text:style-name="WW8Num39">
        <text:list-item>
          <text:list>
            <text:list-item>
              <text:list>
                <text:list-item>
                  <text:p text:style-name="P105"><text:span text:style-name="T9">Alternativní tok 1 </text:span><text:span text:style-name="T7">(duplicitní oblast)</text:span></text:p>
                </text:list-item>
              </text:list>
            </text:list-item>
          </text:list>
        </text:list-item>
      </text:list>
      <text:p text:style-name="P23"><text:s/>3.1. Zobrazí se upozornění o duplicitě oblasti.</text:p>
      <text:list xml:id="list144836067151905" text:continue-numbering="true" text:style-name="WW8Num39">
        <text:list-item>
          <text:list>
            <text:list-item>
              <text:list>
                <text:list-item>
                  <text:p text:style-name="P105"><text:span text:style-name="T9">Základní tok 3 (</text:span><text:span text:style-name="T7">smazání oblasti)</text:span></text:p>
                </text:list-item>
              </text:list>
            </text:list-item>
          </text:list>
        </text:list-item>
      </text:list>
      <text:list xml:id="list5894087009905689095" text:style-name="WW8Num31">
        <text:list-item>
          <text:p text:style-name="P70">Administrátor vybere slova, která chce smazat.</text:p>
        </text:list-item>
        <text:list-item>
          <text:p text:style-name="P75">Administrátor stiskem tlačítka smaže klíčová slova.</text:p>
        </text:list-item>
        <text:list-item>
          <text:p text:style-name="P75">Zobrazí se text o úspěšném smazání oblasti.</text:p>
        </text:list-item>
      </text:list>
      <text:list xml:id="list144836069157536" text:continue-list="list144836067151905" text:style-name="WW8Num39">
        <text:list-item>
          <text:list>
            <text:list-item>
              <text:list>
                <text:list-item>
                  <text:p text:style-name="P99">Podmínky pro dokončení</text:p>
                </text:list-item>
              </text:list>
            </text:list-item>
          </text:list>
        </text:list-item>
      </text:list>
      <text:p text:style-name="P19">Úspěšné uložení všech změn. </text:p>
      <text:p text:style-name="P1"/>
      <table:table table:name="Tabulka9" table:style-name="Tabulka9">
        <table:table-column table:style-name="Tabulka9.A"/>
        <table:table-column table:style-name="Tabulka9.B"/>
        <table:table-column table:style-name="Tabulka9.C"/>
        <table:table-header-rows>
          <table:table-row>
            <table:table-cell table:style-name="Tabulka9.A1" table:number-columns-spanned="3" office:value-type="string">
              <text:p text:style-name="Table_20_Contents">UC13</text:p>
            </table:table-cell>
            <table:covered-table-cell/>
            <table:covered-table-cell/>
          </table:table-row>
        </table:table-header-rows>
        <table:table-row>
          <table:table-cell table:style-name="Tabulka9.A2" office:value-type="string">
            <text:p text:style-name="Table_20_Contents">open</text:p>
          </table:table-cell>
          <table:table-cell table:style-name="Tabulka9.A2" office:value-type="string">
            <text:p text:style-name="Table_20_Contents">/admin/uvod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css=#pridej &gt; img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type</text:p>
          </table:table-cell>
          <table:table-cell table:style-name="Tabulka9.A2" office:value-type="string">
            <text:p text:style-name="Table_20_Contents">name=nazev</text:p>
          </table:table-cell>
          <table:table-cell table:style-name="Tabulka9.C2" office:value-type="string">
            <text:p text:style-name="Table_20_Contents">testovani</text:p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name=odeslat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//tr[15]/td[3]/input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css=#edituj &gt; img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type</text:p>
          </table:table-cell>
          <table:table-cell table:style-name="Tabulka9.A2" office:value-type="string">
            <text:p text:style-name="Table_20_Contents">name=nazev_29</text:p>
          </table:table-cell>
          <table:table-cell table:style-name="Tabulka9.C2" office:value-type="string">
            <text:p text:style-name="Table_20_Contents">test2</text:p>
          </table:table-cell>
        </table:table-row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name=odeslat</text:p>
          </table:table-cell>
          <table:table-cell table:style-name="Tabulka9.C2" office:value-type="string">
            <text:p text:style-name="P34"/>
          </table:table-cell>
        </table:table-row>
        <text:soft-page-break/>
        <table:table-row>
          <table:table-cell table:style-name="Tabulka9.A2" office:value-type="string">
            <text:p text:style-name="Table_20_Contents">clickAndWait</text:p>
          </table:table-cell>
          <table:table-cell table:style-name="Tabulka9.A2" office:value-type="string">
            <text:p text:style-name="Table_20_Contents">link=Oblasti studia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//tr[15]/td[3]/input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click</text:p>
          </table:table-cell>
          <table:table-cell table:style-name="Tabulka9.A2" office:value-type="string">
            <text:p text:style-name="Table_20_Contents">css=#vymaz &gt; img</text:p>
          </table:table-cell>
          <table:table-cell table:style-name="Tabulka9.C2" office:value-type="string">
            <text:p text:style-name="P34"/>
          </table:table-cell>
        </table:table-row>
        <table:table-row>
          <table:table-cell table:style-name="Tabulka9.A2" office:value-type="string">
            <text:p text:style-name="Table_20_Contents">assertConfirmation</text:p>
          </table:table-cell>
          <table:table-cell table:style-name="Tabulka9.A2" office:value-type="string">
            <text:p text:style-name="Table_20_Contents">Opravdu chcete smazat označené položky?<text:line-break/>Smažou se při tom i všechna klíčová slova, která do dané oblasti patří.</text:p>
          </table:table-cell>
          <table:table-cell table:style-name="Tabulka9.C2" office:value-type="string">
            <text:p text:style-name="P34"/>
          </table:table-cell>
        </table:table-row>
      </table:table>
      <text:p text:style-name="P1"/>
      <text:p text:style-name="P15"><text:bookmark-start text:name="__RefHeading___Toc416362136"/>UC14 – Spravovat obory <text:s/><text:tab/><text:bookmark-end text:name="__RefHeading___Toc416362136"/></text:p>
      <text:list xml:id="list8417895663428443491" text:style-name="WW8Num38">
        <text:list-item>
          <text:list>
            <text:list-item>
              <text:list>
                <text:list-item>
                  <text:p text:style-name="P100">Popis</text:p>
                </text:list-item>
              </text:list>
            </text:list-item>
          </text:list>
        </text:list-item>
      </text:list>
      <text:p text:style-name="P23">Vložení/úprava/smazání oborů.</text:p>
      <text:list xml:id="list144836097151616" text:continue-numbering="true" text:style-name="WW8Num38">
        <text:list-item>
          <text:list>
            <text:list-item>
              <text:list>
                <text:list-item>
                  <text:p text:style-name="P100">Aktéři</text:p>
                </text:list-item>
              </text:list>
            </text:list-item>
          </text:list>
        </text:list-item>
      </text:list>
      <text:p text:style-name="P24">Administrátor; Aplikace</text:p>
      <text:list xml:id="list144836098168503" text:continue-numbering="true" text:style-name="WW8Num38">
        <text:list-item>
          <text:list>
            <text:list-item>
              <text:list>
                <text:list-item>
                  <text:p text:style-name="P100">Podmínky pro spuštění</text:p>
                </text:list-item>
              </text:list>
            </text:list-item>
          </text:list>
        </text:list-item>
      </text:list>
      <text:p text:style-name="P31"><text:tab/>Splnění UC10, UC11 (administrátor se nachází na stránce přehledu oborů). </text:p>
      <text:list xml:id="list144836099171772" text:continue-numbering="true" text:style-name="WW8Num38">
        <text:list-item>
          <text:list>
            <text:list-item>
              <text:list>
                <text:list-item>
                  <text:p text:style-name="P106"><text:span text:style-name="T9">Základní tok 1 (</text:span><text:span text:style-name="T7">přidání/úprava oboru)</text:span></text:p>
                </text:list-item>
              </text:list>
            </text:list-item>
          </text:list>
        </text:list-item>
      </text:list>
      <text:list xml:id="list7373134362420980709" text:style-name="WW8Num45">
        <text:list-item>
          <text:p text:style-name="P71">Administrátor výběrem z menu otevře formulář pro vložení/úpravu oboru.</text:p>
        </text:list-item>
        <text:list-item>
          <text:p text:style-name="P76">Administrátor zadá nový (upravený) název oboru.</text:p>
        </text:list-item>
        <text:list-item>
          <text:p text:style-name="P76">Administrátor vybere formu studia.</text:p>
        </text:list-item>
        <text:list-item>
          <text:p text:style-name="P76">Administrátor vybere typ studia.</text:p>
        </text:list-item>
        <text:list-item>
          <text:p text:style-name="P76">Administrátor stiskem tlačítka uloží změny.</text:p>
        </text:list-item>
        <text:list-item>
          <text:p text:style-name="P76">Zobrazí se text o úspěšném vložení oboru.</text:p>
        </text:list-item>
      </text:list>
      <text:list xml:id="list144836102157535" text:continue-list="list144836099171772" text:style-name="WW8Num38">
        <text:list-item>
          <text:list>
            <text:list-item>
              <text:list>
                <text:list-item>
                  <text:p text:style-name="P106"><text:span text:style-name="T9">Alternativní tok 1 </text:span><text:span text:style-name="T7">(název oboru spolu s formou a typem studia je duplicitní)</text:span></text:p>
                </text:list-item>
              </text:list>
            </text:list-item>
          </text:list>
        </text:list-item>
      </text:list>
      <text:p text:style-name="P23">5.1. Zobrazí se upozornění o duplicitě.</text:p>
      <text:list xml:id="list144836103151056" text:continue-numbering="true" text:style-name="WW8Num38">
        <text:list-item>
          <text:list>
            <text:list-item>
              <text:list>
                <text:list-item>
                  <text:p text:style-name="P106"><text:span text:style-name="T9">Základní tok 2 </text:span><text:span text:style-name="T7">(smazání oblasti)</text:span></text:p>
                </text:list-item>
              </text:list>
            </text:list-item>
          </text:list>
        </text:list-item>
      </text:list>
      <text:list xml:id="list3363425113887645871" text:style-name="WW8Num11">
        <text:list-item>
          <text:p text:style-name="P41">Administrátor vybere oblasti, které chce smazat.</text:p>
        </text:list-item>
        <text:list-item>
          <text:p text:style-name="P77">Administrátor stiskem tlačítka smaže oblasti.</text:p>
        </text:list-item>
        <text:list-item>
          <text:p text:style-name="P64">Zobrazí se výzva s informací, že se smažou i přidružená klíčová slova.</text:p>
        </text:list-item>
        <text:list-item>
          <text:p text:style-name="P77">Administrátor potvrdí smazání.</text:p>
        </text:list-item>
        <text:list-item>
          <text:p text:style-name="P77">Zobrazí se text o úspěšném smazání oblasti.</text:p>
        </text:list-item>
      </text:list>
      <text:list xml:id="list144836107161440" text:continue-list="list144836103151056" text:style-name="WW8Num38">
        <text:list-item>
          <text:list>
            <text:list-item>
              <text:list>
                <text:list-item>
                  <text:p text:style-name="P100">Podmínky pro dokončení</text:p>
                </text:list-item>
              </text:list>
            </text:list-item>
          </text:list>
        </text:list-item>
      </text:list>
      <text:p text:style-name="P19"><text:soft-page-break/>Úspěšné uložení všech změn. </text:p>
      <text:p text:style-name="P1"/>
      <table:table table:name="Tabulka10" table:style-name="Tabulka10">
        <table:table-column table:style-name="Tabulka10.A"/>
        <table:table-column table:style-name="Tabulka10.B"/>
        <table:table-column table:style-name="Tabulka10.C"/>
        <table:table-header-rows>
          <table:table-row>
            <table:table-cell table:style-name="Tabulka10.A1" table:number-columns-spanned="3" office:value-type="string">
              <text:p text:style-name="Table_20_Contents">UC14</text:p>
            </table:table-cell>
            <table:covered-table-cell/>
            <table:covered-table-cell/>
          </table:table-row>
        </table:table-header-rows>
        <table:table-row>
          <table:table-cell table:style-name="Tabulka10.A2" office:value-type="string">
            <text:p text:style-name="Table_20_Contents">open</text:p>
          </table:table-cell>
          <table:table-cell table:style-name="Tabulka10.A2" office:value-type="string">
            <text:p text:style-name="Table_20_Contents">/admin/uvod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css=#pridej &gt; img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name=nazev</text:p>
          </table:table-cell>
          <table:table-cell table:style-name="Tabulka10.C2" office:value-type="string">
            <text:p text:style-name="Table_20_Contents">testovani</text:p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name=url</text:p>
          </table:table-cell>
          <table:table-cell table:style-name="Tabulka10.C2" office:value-type="string">
            <text:p text:style-name="Table_20_Contents">odkaz</text:p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name=odeslat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//tr[40]/td[5]/input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css=#edituj &gt; img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//td[2]/input</text:p>
          </table:table-cell>
          <table:table-cell table:style-name="Tabulka10.C2" office:value-type="string">
            <text:p text:style-name="Table_20_Contents">test2</text:p>
          </table:table-cell>
        </table:table-row>
        <table:table-row>
          <table:table-cell table:style-name="Tabulka10.A2" office:value-type="string">
            <text:p text:style-name="Table_20_Contents">type</text:p>
          </table:table-cell>
          <table:table-cell table:style-name="Tabulka10.A2" office:value-type="string">
            <text:p text:style-name="Table_20_Contents">//td[4]/input</text:p>
          </table:table-cell>
          <table:table-cell table:style-name="Tabulka10.C2" office:value-type="string">
            <text:p text:style-name="Table_20_Contents">odkaz2</text:p>
          </table:table-cell>
        </table:table-row>
        <table:table-row>
          <table:table-cell table:style-name="Tabulka10.A2" office:value-type="string">
            <text:p text:style-name="Table_20_Contents">select</text:p>
          </table:table-cell>
          <table:table-cell table:style-name="Tabulka10.A2" office:value-type="string">
            <text:p text:style-name="Table_20_Contents">//tr[8]/td[2]/select</text:p>
          </table:table-cell>
          <table:table-cell table:style-name="Tabulka10.C2" office:value-type="string">
            <text:p text:style-name="Table_20_Contents">label=1 - nejnižší</text:p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name=odeslat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AndWait</text:p>
          </table:table-cell>
          <table:table-cell table:style-name="Tabulka10.A2" office:value-type="string">
            <text:p text:style-name="Table_20_Contents">link=Studijní obory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//tr[40]/td[5]/input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click</text:p>
          </table:table-cell>
          <table:table-cell table:style-name="Tabulka10.A2" office:value-type="string">
            <text:p text:style-name="Table_20_Contents">css=#vymaz &gt; img</text:p>
          </table:table-cell>
          <table:table-cell table:style-name="Tabulka10.C2" office:value-type="string">
            <text:p text:style-name="P34"/>
          </table:table-cell>
        </table:table-row>
        <table:table-row>
          <table:table-cell table:style-name="Tabulka10.A2" office:value-type="string">
            <text:p text:style-name="Table_20_Contents">assertConfirmation</text:p>
          </table:table-cell>
          <table:table-cell table:style-name="Tabulka10.A2" office:value-type="string">
            <text:p text:style-name="Table_20_Contents">Opravdu chcete smazat označené položky?</text:p>
          </table:table-cell>
          <table:table-cell table:style-name="Tabulka10.C2" office:value-type="string">
            <text:p text:style-name="P34"/>
          </table:table-cell>
        </table:table-row>
      </table:table>
      <text:p text:style-name="P1"/>
      <text:p text:style-name="P15"><text:bookmark-start text:name="__RefHeading___Toc416362137"/>UC16 – Změnit heslo <text:tab/><text:bookmark-end text:name="__RefHeading___Toc416362137"/></text:p>
      <text:list xml:id="list4936125757989147776" text:style-name="WW8Num9">
        <text:list-item>
          <text:list>
            <text:list-item>
              <text:list>
                <text:list-item>
                  <text:p text:style-name="P101">Popis</text:p>
                </text:list-item>
              </text:list>
            </text:list-item>
          </text:list>
        </text:list-item>
      </text:list>
      <text:p text:style-name="P23">Změna hesla.</text:p>
      <text:list xml:id="list144836127152179" text:continue-numbering="true" text:style-name="WW8Num9">
        <text:list-item>
          <text:list>
            <text:list-item>
              <text:list>
                <text:list-item>
                  <text:p text:style-name="P101">Aktéři</text:p>
                </text:list-item>
              </text:list>
            </text:list-item>
          </text:list>
        </text:list-item>
      </text:list>
      <text:p text:style-name="P24">Administrátor; </text:p>
      <text:list xml:id="list144836127179232" text:continue-numbering="true" text:style-name="WW8Num9">
        <text:list-item>
          <text:list>
            <text:list-item>
              <text:list>
                <text:list-item>
                  <text:p text:style-name="P101">Podmínky pro spuštění</text:p>
                </text:list-item>
              </text:list>
            </text:list-item>
          </text:list>
        </text:list-item>
      </text:list>
      <text:p text:style-name="P31"><text:tab/>Splnění UC10. </text:p>
      <text:list xml:id="list144836128151194" text:continue-numbering="true" text:style-name="WW8Num9">
        <text:list-item>
          <text:list>
            <text:list-item>
              <text:list>
                <text:list-item>
                  <text:p text:style-name="P101">Základní tok</text:p>
                </text:list-item>
              </text:list>
            </text:list-item>
          </text:list>
        </text:list-item>
      </text:list>
      <text:list xml:id="list8942141208006935265" text:style-name="WW8Num41">
        <text:list-item>
          <text:p text:style-name="P42">Administrátor vybere z menu položku změnit heslo.</text:p>
        </text:list-item>
        <text:list-item>
          <text:p text:style-name="P78">Administrátor zadá původní heslo.</text:p>
        </text:list-item>
        <text:list-item>
          <text:p text:style-name="P78">Administrátor zadá dvakrát nové heslo.</text:p>
        </text:list-item>
        <text:list-item>
          <text:p text:style-name="P78">Administrátor změnu potvrdí stiskem tlačítka.</text:p>
        </text:list-item>
      </text:list>
      <text:list xml:id="list144836130168921" text:continue-list="list144836128151194" text:style-name="WW8Num9">
        <text:list-item>
          <text:list>
            <text:list-item>
              <text:list>
                <text:list-item>
                  <text:p text:style-name="P107"><text:span text:style-name="T9">Alternativní tok 1 </text:span><text:span text:style-name="T7">(původní heslo je špatně zadané, nová hesla se neshodují nebo </text:span><text:soft-page-break/><text:span text:style-name="T7">heslo nesplňuje podmínky)</text:span></text:p>
                </text:list-item>
              </text:list>
            </text:list-item>
          </text:list>
        </text:list-item>
      </text:list>
      <text:p text:style-name="P28">4.1 Zobrazí se upozornění o chybě.</text:p>
      <text:p text:style-name="P14"/>
      <table:table table:name="Tabulka11" table:style-name="Tabulka11">
        <table:table-column table:style-name="Tabulka11.A"/>
        <table:table-column table:style-name="Tabulka11.B"/>
        <table:table-column table:style-name="Tabulka11.C"/>
        <table:table-header-rows>
          <table:table-row>
            <table:table-cell table:style-name="Tabulka11.A1" table:number-columns-spanned="3" office:value-type="string">
              <text:p text:style-name="Table_20_Contents">UC1<text:span text:style-name="T13">6</text:span></text:p>
            </table:table-cell>
            <table:covered-table-cell/>
            <table:covered-table-cell/>
          </table:table-row>
        </table:table-header-rows>
        <table:table-row>
          <table:table-cell table:style-name="Tabulka11.A2" office:value-type="string">
            <text:p text:style-name="Table_20_Contents">open</text:p>
          </table:table-cell>
          <table:table-cell table:style-name="Tabulka11.A2" office:value-type="string">
            <text:p text:style-name="Table_20_Contents">/admin/uvod</text:p>
          </table:table-cell>
          <table:table-cell table:style-name="Tabulka11.C2" office:value-type="string">
            <text:p text:style-name="P34"/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link=Změna hesla</text:p>
          </table:table-cell>
          <table:table-cell table:style-name="Tabulka11.C2" office:value-type="string">
            <text:p text:style-name="P34"/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2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old_password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name=odeslat</text:p>
          </table:table-cell>
          <table:table-cell table:style-name="Tabulka11.C2" office:value-type="string">
            <text:p text:style-name="P34"/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password2</text:p>
          </table:table-cell>
          <table:table-cell table:style-name="Tabulka11.C2" office:value-type="string">
            <text:p text:style-name="Table_20_Contents">12345</text:p>
          </table:table-cell>
        </table:table-row>
        <table:table-row>
          <table:table-cell table:style-name="Tabulka11.A2" office:value-type="string">
            <text:p text:style-name="Table_20_Contents">type</text:p>
          </table:table-cell>
          <table:table-cell table:style-name="Tabulka11.A2" office:value-type="string">
            <text:p text:style-name="Table_20_Contents">name=old_password</text:p>
          </table:table-cell>
          <table:table-cell table:style-name="Tabulka11.C2" office:value-type="string">
            <text:p text:style-name="Table_20_Contents">123456</text:p>
          </table:table-cell>
        </table:table-row>
        <table:table-row>
          <table:table-cell table:style-name="Tabulka11.A2" office:value-type="string">
            <text:p text:style-name="Table_20_Contents">clickAndWait</text:p>
          </table:table-cell>
          <table:table-cell table:style-name="Tabulka11.A2" office:value-type="string">
            <text:p text:style-name="Table_20_Contents">name=odeslat</text:p>
          </table:table-cell>
          <table:table-cell table:style-name="Tabulka11.C2" office:value-type="string">
            <text:p text:style-name="P3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evel_20_3_20_text" style:display-name="level 3 text" style:family="paragraph" style:parent-style-name="Standard">
      <style:paragraph-properties fo:margin-left="2.381cm" fo:margin-right="0cm" fo:line-height="0.388cm" fo:hyphenation-ladder-count="no-limit" fo:text-indent="-1.263cm" style:auto-text-indent="false"/>
      <style:text-properties style:font-name="Arial" fo:font-family="Arial" style:font-family-generic="swiss" style:font-pitch="variable" fo:font-size="11pt" fo:language="en" fo:country="US" fo:font-style="italic" style:font-size-asian="11pt" style:font-style-asian="italic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Základní_20_text_20_31" style:display-name="Základní text 31" style:family="paragraph" style:parent-style-name="Standard">
      <style:text-properties fo:color="#0000ff" fo:font-size="10pt" style:font-name-asian="MS Mincho" style:font-family-asian="'MS Mincho', 'ＭＳ 明朝'" style:font-family-generic-asian="modern" style:font-size-asian="10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5pt" fo:font-weight="bold" style:letter-kerning="true" style:font-size-asian="15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tyl_20_Nadpis_20_1_20__2b__20_Times_20_New_20_Roman" style:display-name="Styl Nadpis 1 + Times New Roman" style:family="paragraph" style:parent-style-name="Heading_20_1" style:list-style-name="WW8Num16">
      <style:text-properties style:font-name="Times New Roman" fo:font-family="'Times New Roman'" style:font-family-generic="roman" style:font-pitch="variable" fo:font-size="15pt" style:font-size-asian="15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Styl_20_Nadpis_20_2_20__2b__20_Times_20_New_20_Roman_20_Řádkování_3a__20__20_15_20_řádku" style:display-name="Styl Nadpis 2 + Times New Roman Řádkování:  15 řádku" style:family="paragraph" style:parent-style-name="Heading_20_2" style:list-style-name="WW8Num16">
      <style:paragraph-properties fo:line-height="15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template" style:family="paragraph" style:parent-style-name="Standard">
      <style:paragraph-properties fo:line-height="0.423cm" fo:hyphenation-ladder-count="no-limit"/>
      <style:text-properties style:font-name="Arial" fo:font-family="Arial" style:font-family-generic="swiss" style:font-pitch="variable" fo:font-size="11pt" fo:language="en" fo:country="US" fo:font-style="italic" style:font-size-asian="11pt" style:font-style-asian="italic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itulek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6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1pt" fo:font-weight="bold" style:font-name-asian="MS Mincho" style:font-family-asian="'MS Mincho', 'ＭＳ 明朝'" style:font-family-generic-asian="modern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eznam_20_obrázků" style:display-name="Seznam obrázků" style:family="paragraph" style:parent-style-name="Standard" style:next-style-name="Standard"/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line-height="0.423cm" fo:hyphenation-ladder-count="no-limit" fo:text-indent="0cm" style:auto-text-indent="false"/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 style:font-size-complex="10pt" fo:hyphenate="false" fo:hyphenation-remain-char-count="2" fo:hyphenation-push-char-count="2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1" style:display-name="Standardní písmo odstavce1" style:family="text"/>
    <style:style style:name="Internet_20_link" style:display-name="Internet link" style:family="text" style:parent-style-name="Standardní_20_písmo_20_odstavce1">
      <style:text-properties fo:color="#0000ff" style:text-underline-style="solid" style:text-underline-width="auto" style:text-underline-color="font-color"/>
    </style:style>
    <style:style style:name="null" style:family="text" style:parent-style-name="Standardní_20_písmo_20_odstavce1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3z0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asian="MS Mincho" style:font-family-asian="'MS Mincho', 'ＭＳ 明朝'" style:font-family-generic-asian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>
      <style:text-properties style:font-size-complex="12pt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1z0" style:family="text"/>
    <style:style style:name="WW8Num21z1" style:family="text"/>
    <style:style style:name="WW8Num21z2" style:family="text">
      <style:text-properties style:font-name="Times New Roman" fo:font-family="'Times New Roman'" style:font-family-generic="roman" style:font-pitch="variable" fo:font-size="12pt" fo:language="cs" fo:country="CZ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6z0" style:family="text"/>
    <style:style style:name="WW8Num36z1" style:family="text"/>
    <style:style style:name="WW8Num36z2" style:family="text">
      <style:text-properties style:font-size-complex="12pt"/>
    </style:style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24z0" style:family="text">
      <style:text-properties style:font-name="Times New Roman" fo:font-family="'Times New Roman'" style:font-family-generic="roman" style:font-pitch="variable" fo:font-size="12pt" fo:language="cs" fo:country="CZ" fo:font-style="normal" style:font-size-asian="12pt" style:font-style-asian="normal" style:font-name-complex="Times New Roman" style:font-family-complex="'Times New Roman'" style:font-family-generic-complex="roman" style:font-pitch-complex="variable" style:font-size-complex="12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3z0" style:family="text"/>
    <style:style style:name="WW8Num23z1" style:family="text"/>
    <style:style style:name="WW8Num23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12z0" style:family="text"/>
    <style:style style:name="WW8Num12z1" style:family="text"/>
    <style:style style:name="WW8Num12z2" style:family="text">
      <style:text-properties style:font-size-complex="12pt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4z0" style:family="text"/>
    <style:style style:name="WW8Num34z1" style:family="text"/>
    <style:style style:name="WW8Num34z2" style:family="text">
      <style:text-properties fo:language="cs" fo:country="CZ" style:font-size-complex="12pt"/>
    </style:style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29z0" style:family="text">
      <style:text-properties style:font-name="Times New Roman" fo:font-family="'Times New Roman'" style:font-family-generic="roman" style:font-pitch="variable" fo:font-size="12pt" fo:language="cs" fo:country="CZ" fo:font-style="normal" style:font-size-asian="12pt" style:font-style-asian="normal" style:font-name-complex="Times New Roman" style:font-family-complex="'Times New Roman'" style:font-family-generic-complex="roman" style:font-pitch-complex="variable" style:font-size-complex="12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1z0" style:family="text"/>
    <style:style style:name="WW8Num1z1" style:family="text"/>
    <style:style style:name="WW8Num1z2" style:family="text">
      <style:text-properties fo:language="cs" fo:country="CZ" fo:font-weight="bold" style:font-weight-asian="bold" style:font-size-complex="12pt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33z0" style:family="text"/>
    <style:style style:name="WW8Num33z1" style:family="text"/>
    <style:style style:name="WW8Num33z2" style:family="text">
      <style:text-properties style:font-size-complex="12pt"/>
    </style:style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z0" style:family="text"/>
    <style:style style:name="WW8Num2z1" style:family="text"/>
    <style:style style:name="WW8Num2z2" style:family="text">
      <style:text-properties style:font-size-complex="12pt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5z0" style:family="text"/>
    <style:style style:name="WW8Num5z1" style:family="text"/>
    <style:style style:name="WW8Num5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5z0" style:family="text"/>
    <style:style style:name="WW8Num15z1" style:family="text"/>
    <style:style style:name="WW8Num15z2" style:family="text">
      <style:text-properties fo:font-weight="bold" style:font-weight-asian="bold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42z0" style:family="text">
      <style:text-properties fo:font-size="12pt" style:font-size-asian="12pt" style:font-size-complex="12pt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7z0" style:family="text"/>
    <style:style style:name="WW8Num7z1" style:family="text"/>
    <style:style style:name="WW8Num7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5z0" style:family="text">
      <style:text-properties fo:font-size="12pt" style:font-size-asian="12pt" style:font-size-complex="12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28z0" style:family="text">
      <style:text-properties fo:font-size="12pt" style:font-size-asian="12pt" style:font-size-complex="12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39z0" style:family="text"/>
    <style:style style:name="WW8Num39z1" style:family="text"/>
    <style:style style:name="WW8Num39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37z0" style:family="text">
      <style:text-properties fo:font-size="12pt" style:font-size-asian="12pt" style:font-size-complex="12pt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1z0" style:family="text">
      <style:text-properties fo:font-size="12pt" style:font-size-asian="12pt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8z0" style:family="text"/>
    <style:style style:name="WW8Num38z1" style:family="text"/>
    <style:style style:name="WW8Num38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45z0" style:family="text">
      <style:text-properties fo:font-size="12pt" style:font-size-asian="12pt" style:font-size-complex="12pt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11z0" style:family="text">
      <style:text-properties fo:font-size="12pt" style:font-size-asian="12pt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9z0" style:family="text"/>
    <style:style style:name="WW8Num9z1" style:family="text"/>
    <style:style style:name="WW8Num9z2" style:family="text">
      <style:text-properties style:font-name="Times New Roman" fo:font-family="'Times New Roman'" style:font-family-generic="roman" style:font-pitch="variable" fo:language="cs" fo:country="CZ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1z0" style:family="text">
      <style:text-properties fo:font-size="12pt" style:font-size-asian="12pt" style:font-size-complex="12pt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text:list-tab-stop-position="3.556cm" fo:text-indent="-0.762cm" fo:margin-left="3.556cm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text:list-tab-stop-position="4.699cm" fo:text-indent="-0.889cm" fo:margin-left="4.318cm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text:list-tab-stop-position="5.334cm" fo:text-indent="-1.143cm" fo:margin-left="5.207cm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text:list-tab-stop-position="6.604cm" fo:text-indent="-1.397cm" fo:margin-left="6.096cm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text:list-tab-stop-position="7.239cm" fo:text-indent="-1.651cm" fo:margin-left="6.985cm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text:list-tab-stop-position="8.509cm" fo:text-indent="-1.905cm" fo:margin-left="7.874cm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text:list-tab-stop-position="9.144cm" fo:text-indent="-2.159cm" fo:margin-left="8.763cm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text:list-tab-stop-position="10.414cm" fo:text-indent="-2.54cm" fo:margin-left="9.7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3.895cm" fo:text-indent="-0.762cm" fo:margin-left="3.895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5.038cm" fo:text-indent="-0.889cm" fo:margin-left="4.657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5.673cm" fo:text-indent="-1.143cm" fo:margin-left="5.546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6.943cm" fo:text-indent="-1.397cm" fo:margin-left="6.435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7.578cm" fo:text-indent="-1.651cm" fo:margin-left="7.324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8.848cm" fo:text-indent="-1.905cm" fo:margin-left="8.213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9.483cm" fo:text-indent="-2.159cm" fo:margin-left="9.102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10.753cm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text:list-tab-stop-position="3.895cm" fo:text-indent="-0.762cm" fo:margin-left="3.895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text:list-tab-stop-position="5.038cm" fo:text-indent="-0.889cm" fo:margin-left="4.657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text:list-tab-stop-position="5.673cm" fo:text-indent="-1.143cm" fo:margin-left="5.546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text:list-tab-stop-position="6.943cm" fo:text-indent="-1.397cm" fo:margin-left="6.435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text:list-tab-stop-position="7.578cm" fo:text-indent="-1.651cm" fo:margin-left="7.324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text:list-tab-stop-position="8.848cm" fo:text-indent="-1.905cm" fo:margin-left="8.213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text:list-tab-stop-position="9.483cm" fo:text-indent="-2.159cm" fo:margin-left="9.102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text:list-tab-stop-position="10.753cm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249cm" fo:margin-left="2.03cm" fo:margin-right="2.0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1.249cm" fo:margin-left="2.03cm" fo:margin-right="2.0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154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Převést_20_1" style:display-name="Převést 1" style:page-layout-name="Mpm2"/>
    <style:master-page style:name="Převést_20_2" style:display-name="Převést 2" style:page-layout-name="Mpm3">
      <style:footer>
        <text:p text:style-name="Footer"><text:tab/></text:p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9:55:55.438000000</meta:creation-date>
    <dc:date>2015-05-06T14:48:35.527000000</dc:date>
    <meta:editing-duration>PT14M32S</meta:editing-duration>
    <meta:editing-cycles>22</meta:editing-cycles>
    <meta:generator>LibreOffice/4.2.2.1$Windows_x86 LibreOffice_project/3be8cda0bddd8e430d8cda1ebfd581265cca5a0f</meta:generator>
    <meta:document-statistic meta:table-count="11" meta:image-count="0" meta:object-count="0" meta:page-count="17" meta:paragraph-count="573" meta:word-count="1989" meta:character-count="15055" meta:non-whitespace-character-count="13680"/>
  </office:meta>
</office:document-meta>
</file>